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Header">
      <style:paragraph-properties fo:margin-left="0mm" fo:margin-right="0mm" fo:text-indent="0mm" style:auto-text-indent="false"/>
    </style:style>
    <style:style style:name="P2"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3" style:family="paragraph" style:parent-style-name="Text_20_body">
      <style:paragraph-properties fo:margin-left="0mm" fo:margin-right="0mm" fo:text-align="center" style:justify-single-word="false" fo:text-indent="0mm" style:auto-text-indent="false"/>
    </style:style>
    <style:style style:name="P4" style:family="paragraph" style:parent-style-name="Text_20_body">
      <style:paragraph-properties fo:margin-left="0mm" fo:margin-right="0mm" fo:text-align="center" style:justify-single-word="false" fo:text-indent="0mm" style:auto-text-indent="false"/>
      <style:text-properties style:text-underline-style="solid" style:text-underline-type="double" style:text-underline-width="auto" style:text-underline-color="font-color"/>
    </style:style>
    <style:style style:name="P5" style:family="paragraph" style:parent-style-name="Footer">
      <style:paragraph-properties fo:text-align="center" style:justify-single-word="false"/>
    </style:style>
    <style:style style:name="P6" style:family="paragraph" style:parent-style-name="Standard">
      <style:paragraph-properties fo:margin-top="0mm" fo:margin-bottom="0mm"/>
      <style:text-properties fo:font-size="2pt" style:font-size-asian="2pt" style:font-size-complex="2pt"/>
    </style:style>
    <style:style style:name="P7" style:family="paragraph" style:parent-style-name="Text_20_body">
      <style:text-properties style:text-underline-style="solid" style:text-underline-width="auto" style:text-underline-color="font-color"/>
    </style:style>
    <style:style style:name="P8" style:family="paragraph" style:parent-style-name="Text_20_body">
      <style:text-properties style:text-underline-style="none"/>
    </style:style>
    <style:style style:name="P9"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10" style:family="paragraph" style:parent-style-name="Text_20_body">
      <style:text-properties fo:font-size="12pt" style:font-size-asian="12pt" style:font-size-complex="12pt"/>
    </style:style>
    <style:style style:name="P11" style:family="paragraph" style:parent-style-name="Text_20_body">
      <style:paragraph-properties fo:text-align="justify" style:justify-single-word="false"/>
    </style:style>
    <style:style style:name="P12" style:family="paragraph" style:parent-style-name="Text_20_body">
      <style:text-properties fo:font-weight="normal" style:font-weight-asian="normal" style:font-weight-complex="normal"/>
    </style:style>
    <style:style style:name="P13" style:family="paragraph" style:parent-style-name="Table_20_Contents">
      <style:text-properties fo:font-size="12pt" style:font-size-asian="12pt" style:font-size-complex="12pt"/>
    </style:style>
    <style:style style:name="P14" style:family="paragraph" style:parent-style-name="Table_20_Contents">
      <style:text-properties fo:font-weight="bold" style:font-weight-asian="bold" style:font-weight-complex="bold"/>
    </style:style>
    <style:style style:name="P15" style:family="paragraph" style:parent-style-name="Text_20_body" style:list-style-name=""/>
    <style:style style:name="P16" style:family="paragraph" style:parent-style-name="Text_20_body" style:list-style-name="">
      <style:text-properties style:text-underline-style="solid" style:text-underline-width="auto" style:text-underline-color="font-color"/>
    </style:style>
    <style:style style:name="P17" style:family="paragraph" style:parent-style-name="Heading_20_1">
      <style:paragraph-properties fo:text-align="center" style:justify-single-word="false"/>
    </style:style>
    <style:style style:name="P18" style:family="paragraph" style:parent-style-name="Heading_20_1" style:list-style-name="">
      <style:paragraph-properties fo:margin-left="0mm" fo:margin-right="0mm" fo:text-align="center" style:justify-single-word="false" fo:text-indent="0mm" style:auto-text-indent="false"/>
    </style:style>
    <style:style style:name="P19" style:family="paragraph" style:parent-style-name="Heading_20_1">
      <style:paragraph-properties fo:break-before="page"/>
    </style:style>
    <style:style style:name="P20" style:family="paragraph" style:parent-style-name="Heading_20_1" style:list-style-name="">
      <style:paragraph-properties fo:text-align="justify" style:justify-single-word="false" fo:break-before="page"/>
    </style:style>
    <style:style style:name="P21" style:family="paragraph" style:parent-style-name="Heading_20_3">
      <style:text-properties style:text-underline-style="none"/>
    </style:style>
    <style:style style:name="P22" style:family="paragraph" style:parent-style-name="Heading_20_2">
      <style:paragraph-properties fo:break-before="page"/>
    </style:style>
    <style:style style:name="P23" style:family="paragraph" style:parent-style-name="Heading_20_4">
      <style:paragraph-properties fo:text-align="center" style:justify-single-word="false"/>
    </style:style>
    <style:style style:name="P24" style:family="paragraph" style:parent-style-name="Heading_20_4">
      <style:paragraph-properties fo:text-align="center" style:justify-single-word="false"/>
      <style:text-properties fo:font-style="normal" style:font-style-asian="normal" style:font-style-complex="normal"/>
    </style:style>
    <style:style style:name="P25" style:family="paragraph" style:parent-style-name="List_20_1">
      <style:text-properties fo:font-weight="normal" style:font-weight-asian="normal" style:font-weight-complex="normal"/>
    </style:style>
    <style:style style:name="P26" style:family="paragraph" style:parent-style-name="List_20_1">
      <style:text-properties style:text-underline-style="none"/>
    </style:style>
    <style:style style:name="P27" style:family="paragraph" style:parent-style-name="List_20_1">
      <style:text-properties style:text-underline-style="none" fo:font-weight="normal" style:font-weight-asian="normal" style:font-weight-complex="normal"/>
    </style:style>
    <style:style style:name="P28" style:family="paragraph" style:parent-style-name="List_20_1" style:list-style-name="">
      <style:paragraph-properties fo:margin-left="0mm" fo:margin-right="0mm" fo:text-indent="0mm" style:auto-text-indent="false"/>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variant="normal" fo:text-transform="none" style:use-window-font-color="true" style:font-name="Times New Roman" fo:letter-spacing="normal" fo:font-style="normal" fo:font-weight="normal"/>
    </style:style>
    <style:style style:name="T11"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2" style:family="text">
      <style:text-properties fo:font-variant="normal" fo:text-transform="none" fo:font-size="12pt" fo:letter-spacing="normal" fo:font-style="normal" fo:font-weight="normal" style:font-size-asian="12pt" style:font-size-complex="12pt"/>
    </style:style>
    <style:style style:name="T13" style:family="text">
      <style:text-properties style:use-window-font-color="true" style:font-name="Times New Roman"/>
    </style:style>
    <style:style style:name="T14"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ext:bookmark text:name="__RefHeading__2955_1119159922"/>Masarykova univerzita<text:bookmark-end text:name="__RefHeading__2955_1119159922"/></text:h>
      <text:h text:style-name="P18" text:outline-level="1">Fakulta informatiky</text:h>
      <text:p text:style-name="P3"/>
      <text:p text:style-name="P3"/>
      <text:p text:style-name="P3"/>
      <text:p text:style-name="P3"/>
      <text:p text:style-name="P3"/>
      <text:p text:style-name="P4"/>
      <text:h text:style-name="P23" text:outline-level="4">Bakalářská práce</text:h>
      <text:p text:style-name="P3"/>
      <text:h text:style-name="P17" text:outline-level="1">Nástroje pro migraci webového archivu</text:h>
      <text:p text:style-name="P3"/>
      <text:p text:style-name="P2"/>
      <text:p text:style-name="P2"/>
      <text:p text:style-name="P2"/>
      <text:p text:style-name="P2"/>
      <text:p text:style-name="P2"/>
      <text:p text:style-name="P2"/>
      <text:p text:style-name="P2"/>
      <text:p text:style-name="P2"/>
      <text:p text:style-name="P2"/>
      <text:h text:style-name="P24" text:outline-level="4">Martin Prokop<text:tab/><text:tab/><text:tab/><text:tab/><text:tab/><text:tab/><text:tab/><text:tab/>2012</text:h>
      <text:h text:style-name="P19"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_______________________</text:p>
      <text:h text:style-name="P20" text:outline-level="1">Poděkování</text:h>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15" text:outline-level="1">Na tomto místě chci poděkovat Mgr. Václavovi Roseckému a Ing. Petrovi Žabičkovi za pomoc při řešení této bakalářské práce.</text:h>
      <text:h text:style-name="P19" text:outline-level="1">Shrnutí</text:h>
      <text:p text:style-name="Text_20_body">Bakalářská práce se zabývá možností migrace webového archivu. Na začátku práce podávám přehled nástrojů a prací souvisejících s projektem WebArchiv.</text:p>
      <text:p text:style-name="Text_20_body">V druhé další části podávám přehled archivačních formátů používaných v rámci projektu. Předvádím výhody jednotlivých formátů a vysvětluji důvod potřebnosti migrace archivu.</text:p>
      <text:p text:style-name="Text_20_body">V poslední části práce se zabývám samotnými nástroji sloužícími k migraci. Cílem práce je představit výhody a nevýhody jednotlivých nástrojů a tím připravit podklad pro další studii možnosti migrace.</text:p>
      <text:p text:style-name="P7">(Doplním později)</text:p>
      <text:h text:style-name="Heading_20_1" text:outline-level="1">Klíčová slova</text:h>
      <text:p text:style-name="Text_20_body">WebArchiv, warc, arc, migrace, archivace webu.</text:p>
      <text:h text:style-name="P19" text:outline-level="1"><text:bookmark text:name="__RefHeading__1469_1422318452"/>Obsah<text:bookmark-end text:name="__RefHeading__1469_1422318452"/></text:h>
      <text:p text:style-name="P7">(Doplním později)</text:p>
      <text:h text:style-name="P19" text:outline-level="1">Úvod</text:h>
      <text:list xml:id="list1934899262" text:style-name="List_20_1">
        <text:list-item>
          <text:p text:style-name="List_20_1">Proč převod.</text:p>
        </text:list-item>
        <text:list-item>
          <text:p text:style-name="List_20_1">Jaké nástroje.</text:p>
        </text:list-item>
        <text:list-item>
          <text:p text:style-name="List_20_1">Něco o WebArchivu</text:p>
        </text:list-item>
        <text:list-item>
          <text:p text:style-name="List_20_1">očekávané závěry</text:p>
        </text:list-item>
        <text:list-item>
          <text:p text:style-name="List_20_1">dostupnost informací</text:p>
        </text:list-item>
        <text:list-item>
          <text:p text:style-name="List_20_1">náročnost zpracování</text:p>
        </text:list-item>
      </text:list>
      <text:p text:style-name="P28"/>
      <text:p text:style-name="Text_20_body">Dnešní člověk nemá jistotu, že si za několik let bude moc přečíst současný blog, internetový magazín, webové stránky organizací, společností či tiskové zprávy. Tento projekt má za cíl přesně tohle zajistit. Projekt má prostředky, techniku, zdroje, které běžný vlastník webové domény nemá. Takový majitel domény nemá nikdy jistotu, že obsah jeho webu nebude ztracen – například chybou poskytovatele webhostingu, činností hackerů nebo poruchou úložiště dat.</text:p>
      <text:p text:style-name="Text_20_body">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Text_20_body"><text:span text:style-name="T7">Navíc je třeba vzít v potaz, že internet, a jeho obsah, je hybatelem dnešní doby – stačí vzpomenout na nedávné události tzv. „Arabského jara“. Dokumenty, které jsou v něm umístěny mají obrovský význam pro všechny lidi. Ve světle těchto okolností je bezesporu jasná potřeba zachování obsahu českého internetu do budoucnosti.</text:span></text:p>
      <text:h text:style-name="P19" text:outline-level="1">WebArchiv</text:h>
      <text:h text:style-name="Heading_20_2" text:outline-level="2">O WebArchivu</text:h>
      <text:p text:style-name="Text_20_body">WebArchiv je projekt, jehož cílem je archivace českého internetu. Jeho zřizovatelem je Národní knihovna ČR, která spolupracuje s Moravskou zemskou knihovnou a Ústavem výpočetní techniky Masarykovy univerzity. [1]</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ají velké množství dokumentů, které jsou ale uložené pouze na síti. Tyto dokumenty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Projekt si klade za cíl uchovávat dlouhodobě české webové stránky a umožnit jejich zpětné vyhledávání. [2]</text:p>
      <text:p text:style-name="Text_20_body">WebArchiv klade důraz na takové elektronické zdroje, které nejsou dostupné v tištěné podobě. Jejich archivace ve WebArchivu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text:soft-page-break/>archivace dat. Má tudíž výborný potenciál k zachování informační hodnoty dokumentů.</text:p>
      <text:p text:style-name="Text_20_body">Databáze WebArchivu obsahuje [3]:</text:p>
      <text:list xml:id="list700588076" text:continue-numbering="true" text:style-name="List_20_1">
        <text:list-item>
          <text:p text:style-name="List_20_1">Digitální dokumenty volně dostupné prostřednictvím sítě internet</text:p>
        </text:list-item>
        <text:list-item>
          <text:p text:style-name="List_20_1">Publikace odborného, uměleckého a zpravodajsko-publicistického <text:tab/>zaměření</text:p>
        </text:list-item>
        <text:list-item>
          <text:p text:style-name="List_20_1">Periodika, monografie, konferenční příspěvky, výzkumné a jiné <text:tab/>zprávy, akademické práce</text:p>
        </text:list-item>
      </text:list>
      <text:h text:style-name="P22" text:outline-level="2">Vývoj projektu</text:h>
      <text:p text:style-name="Text_20_body">Pokusím se zhruba předvés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webových stránkách projektu [4]. Přehled vývoje v jednotlivých letech, který uvedu níže, čerpal vždy výhradně ze zpráv pro příslušný rok. Musím ale konstatovat, že ne vždy jsou dokumenty dostupné – některé jsou určené pro interní potřebu řešitelů projektu, některé mohou být poškozené a na některé nevedou správně odkazy.</text:p>
      <text:h text:style-name="Heading_20_3" text:outline-level="3">Rok 2000</text:h>
      <text:p text:style-name="Text_20_body">V počátcích projektu bylo hlavním cílem připravit podmínky, které by umožnili samotné zpracovávání české národní bibliografie a zajistit její dlouhodobé ukládání.</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5]</text:p>
      <text:h text:style-name="Heading_20_3" text:outline-level="3">Rok 2001</text:h>
      <text:p text:style-name="Text_20_body">Důležitou prací bylo mapování situace s archivováním internetových zdrojů <text:s/>v rámci jiných projektů a institucí, protože čerpání zkušeností od jiných řešitelů podobných projektů je výhodné a může ušetřit spoustu práce do budoucna. </text:p>
      <text:p text:style-name="Text_20_body">V tomto roce již začalo samotné shromažďování a archivace internetových zdrojů. Zásadní byla otázka archivace sklizených dat, řešitelé potřebovali pro dlouhodobou archivaci a práci s daty zvolit vhodný formát uchovávání metadat stažených souborů. <text:soft-page-break/>Pro tyto účely zvolili nakonec Dublin Core Metadata Element Set<text:note text:id="ftn1" text:note-class="footnote"><text:note-citation>1</text:note-citation><text:note-body><text:p text:style-name="Footnote">Více informací o Dublin Core na: http://dublincore.org/documents/dces/</text:p></text:note-body></text:note>, který byl lokalizován pro české webové zdroje.</text:p>
      <text:p text:style-name="P8">Dále probíhal vývoj nových nástrojů:</text:p>
      <text:list xml:id="list473597044" text:continue-numbering="true" text:style-name="List_20_1">
        <text:list-item>
          <text:p text:style-name="List_20_1">Dublin Core Metadata Generator</text:p>
        </text:list-item>
        <text:list-item>
          <text:p text:style-name="List_20_1">Generátor URN</text:p>
        </text:list-item>
        <text:list-item>
          <text:p text:style-name="List_20_1">Kalkulátor MD5</text:p>
        </text:list-item>
        <text:list-item>
          <text:p text:style-name="List_20_1">Nedlib Harvester</text:p>
        </text:list-item>
      </text:list>
      <text:p text:style-name="Text_20_body">Řešitelé <text:s/>upravili kritéria výběru nových webových zdrojů. Jak jsem zmínil výše, došlo v tomto roce k vývoji v oblasti legislativy. Opět vycházeli ze strategie zahraničních kolegů. Dále byla věnována pozornost sklizni elektronických seriálů. [6]</text:p>
      <text:h text:style-name="Heading_20_3" text:outline-level="3">Rok 2002</text:h>
      <text:p text:style-name="Text_20_body">V tomto roce byla činnost řešitelů především zaměřena na vývoj používaného softwaru. Za cíl měli vytvoření vyhledávací struktury a tím zpřístupnění všech zálohovaných webových zdrojů.</text:p>
      <text:p text:style-name="Text_20_body">Řešitelé neustále mapovali situaci v legislativě týkající se archivace zdrojů a v souvislosti tím došlo k vytvoření vzorových smluv s majiteli webových zdrojů.</text:p>
      <text:p text:style-name="Text_20_body">Pro nedostatek pracovních a finančních kapacit se odstoupilo od plánovaného ukládání metadat ve formátu Dublin Core a řešitelský tým se rozhodl pro využití formátu UNIMARC<text:note text:id="ftn2" text:note-class="footnote"><text:note-citation>2</text:note-citation><text:note-body><text:p text:style-name="Footnote">Podrobné informace o formátu MARC 21: http://www.loc.gov/marc/unimarctomarc21.html</text:p></text:note-body></text:note> [7].</text:p>
      <text:h text:style-name="Heading_20_3" text:outline-level="3">Rok 2003</text:h>
      <text:p text:style-name="P8">Zprávu pro tento rok se mi bohužel nepodařilo dohledat.</text:p>
      <text:h text:style-name="Heading_20_3" text:outline-level="3">Rok 2004</text:h>
      <text:p text:style-name="P8">Projekt byl řešen v rámci projektu <text:span text:style-name="T4">Budování vzájemně kompatibilních </text:span><text:span text:style-name="T4">informačních systémů pro přístup k heterogenním informačním zdrojům a jejich zastřešení prostřednictvím Jednotné informační brány</text:span>.</text:p>
      <text:p text:style-name="P8"><text:soft-page-break/>Řešitelé se zabývali analýzou možností dalšího vývoje softwaru pro tvorbu metadat, jednoznačné identifikace dokumentů, stahování webových zdrojů a jejich ukládání. Dále možnostmi trvalého a efektivního přístupu k uloženým datům.</text:p>
      <text:p text:style-name="P8">Bylo potřeba monitorovat vývoj technologií – zejména standardů pro metadata a formáty. Byly budovány tématické brány a konspekt. WebArchiv užíval nástroje jako NEDLIB, Heritrix. <text:span text:style-name="T6">[8]</text:span></text:p>
      <text:h text:style-name="Heading_20_3" text:outline-level="3">Rok 2005</text:h>
      <text:p text:style-name="P8">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6">[9]</text:span></text:p>
      <text:h text:style-name="Heading_20_3" text:outline-level="3">Rok 2006</text:h>
      <text:p text:style-name="Text_20_body">Řešitelé projektu pracovali současně na projektu CULTURE 2000<text:note text:id="ftn3" text:note-class="footnote"><text:note-citation>3</text:note-citation><text:note-body><text:p text:style-name="Footnote">Podrobné informace o projektu: http://www.webarchiv.cz/culture-2000/</text:p></text:note-body></text:note> s podtitulem Web Cultural Heritage. Z toho důvodu provedli obsáhlou analýzu obsahu archivu. <text:span text:style-name="T3">[10]</text:span></text:p>
      <text:p text:style-name="Text_20_body">Tým dále provedl analýzu využívaného softwaru:</text:p>
      <text:list xml:id="list2100732096" text:continue-numbering="true" text:style-name="List_20_1">
        <text:list-item>
          <text:p text:style-name="List_20_1">NutchWAX</text:p>
        </text:list-item>
        <text:list-item>
          <text:p text:style-name="List_20_1">WayBack</text:p>
        </text:list-item>
        <text:list-item>
          <text:p text:style-name="List_20_1">WAXToolbar</text:p>
        </text:list-item>
        <text:list-item>
          <text:p text:style-name="List_20_1">WERA</text:p>
        </text:list-item>
        <text:list-item>
          <text:p text:style-name="List_20_1">ARCRetriever</text:p>
        </text:list-item>
        <text:list-item>
          <text:p text:style-name="List_20_1">WebCurator</text:p>
        </text:list-item>
        <text:list-item>
          <text:p text:style-name="List_20_1">Heritrix</text:p>
        </text:list-item>
        <text:list-item>
          <text:p text:style-name="List_20_1">DeDuplicator </text:p>
        </text:list-item>
      </text:list>
      <text:h text:style-name="Heading_20_3" text:outline-level="3">Rok 2007</text:h>
      <text:p text:style-name="Text_20_body">V tomto roce řešitelské upravili webové stránky projektu. Důraz byl kladen <text:soft-page-break/>hlavně na uživatelskou přívětivost. Z webu je přímý přístup k nástroji WERA, který 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4" text:note-class="footnote"><text:note-citation>4</text:note-citation><text:note-body><text:p text:style-name="Footnote">Webové stránky dostupné na adrese: http://www.archive.org/</text:p></text:note-body></text:note>.</text:p>
      <text:p text:style-name="Text_20_body">Dále byl vyvinut nástroj pro vyhledávání podle metodiky konspektu. <text:span text:style-name="T2">Tým se zabýval možností zlepšování tematických sklizní. Také se pracovalo na lokalizaci užívaných nástrojů. Prozkoumávala se i možnost průběžné analýzy sklizně.</text:span></text:p>
      <text:p text:style-name="P8">Velký význam měla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5" text:note-class="footnote"><text:note-citation>5</text:note-citation><text:note-body><text:p text:style-name="Footnote">Práce dostupná na: http://is.muni.cz/th/172585/fi_b/</text:p></text:note-body></text:note></text:span><text:span text:style-name="Strong_20_Emphasis"><text:span text:style-name="T6">, kterou zpracoval Ivan Vlček.</text:span></text:span></text:p>
      <text:p text:style-name="P8">V tomto roce došlo ke změně legislativy týkající se uchovávání elektronických informačních zdrojů. Tento problém úzce souvisí s licencí Creative Commons<text:note text:id="ftn6" text:note-class="footnote"><text:note-citation>6</text:note-citation><text:note-body><text:p text:style-name="Footnote">Podrobné informace o licenci Creative Commons uvedu v další části práce</text:p></text:note-body></text:note>.</text:p>
      <text:p text:style-name="Text_20_body"><text:span text:style-name="T2">Došlo k havárii diskového pole, která způsobila ztrátu dat v archivu. Ze zhruba 4,4 TB dat zůstalo nepoškozeno 3,8 TB dat. Ztracená data zastupovala archívy ze všech proběhlých sklizní. Některé z poškozených souborů se povedlo obnovit ze záloh či doplnit z databáze Internet Archive. [11] </text:span><text:span text:style-name="T3">[12]</text:span></text:p>
      <text:h text:style-name="Heading_20_3" text:outline-level="3">Rok 2008</text:h>
      <text:p text:style-name="Text_20_body">Pokračovalo se v analýze možností konspektu a tematických sklizní. Dále probíhala lokalizace používaných nástrojů. Jako v předchozím roce se prozkoumávala možnost<text:span text:style-name="T2"> sklízení bohemikálních zdrojů mimo doménu CZ – stále v rámci bakalářské práce Ivana Vlčka. Nadále se sleduje možnost analýzy průběžných sklizní.</text:span></text:p>
      <text:p text:style-name="Text_20_body">Významně se projevila potřeba řešit otázku ochrany a trvalého zpřístupnění uložených dokumentů. Opět bylo potřeba řešit jak hledisko legislativní tak technologické. Z technologického hlediska je hlavně potřeba navýšit kapacitu datových úložišť a ochranu proti ztrátě dat. V minulosti totiž několikrát došlo ke ztrátě dat v důsledku poruchy datového úložiště. <text:span text:style-name="T2">[13]</text:span></text:p>
      <text:h text:style-name="Heading_20_3" text:outline-level="3"><text:soft-page-break/>Rok 2009</text:h>
      <text:p text:style-name="Text_20_body">Řešitelé měli v tomto roce na starost hostování a správu serverů a diskového pole v ÚVT MU a Centrálním depozitáři NK v Hostivaři. To obnášelo pozorování a správu softwaru. Dále byly instalovány nové servery běžící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V průběhu roku bylo provedeno větší množství sklizní. Šest výběrových sklizní webů se smlouvou, tři výběrové sklizně bez smlouvy, dvě celoplošné sklizně domény CZ a dvě celoplošné sklizně bohemikálních zdrojů mimo doménu CZ. Oproti předešlému roku bylo sklizeno více než dvojnásobné množství dat. Tento nárůst se dá vysvětlit výše zmíněnou instalací nových výkoných serverů.<text:span text:style-name="T2"> [14]</text:span></text:p>
      <text:h text:style-name="Heading_20_3" text:outline-level="3">Rok 2010</text:h>
      <text:p text:style-name="Text_20_body">Stejně jako v roce 2009 pokračovalo spravování serverů a diskového pole v ÚVT MU a Centrálním depozitáři NK v Hostivaři. Doinstalovali sedva nové VMWARE servery. Pokračovalo pravidelné zálohováni archivu. Probíhala stejně jako předešlý rok revize přístupové politiky k serverům. Došlo k několika závažných výpadků způsobených hardwarovými chybami.</text:p>
      <text:p text:style-name="Text_20_body">Z hlediska výzkumu bylo pokračoval vývoji konspekt, lokalizace nových verzí softwaru, analýza možností sklizní bohemikálních zdrojů mimo doménu CZ. Zvyšovala se robustnost infrastruktury a řešitelé se snažili vylepšit dohled na sklizněmi. [15]</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span text:style-name="T2"> [16]</text:span></text:p>
      <text:h text:style-name="Heading_20_3" text:outline-level="3">Rok 2011</text:h>
      <text:p text:style-name="Text_20_body">V době práce na bakalářské práci ještě nebyla zpráva dostupná.</text:p>
      <text:h text:style-name="P22" text:outline-level="2">Stav projektu</text:h>
      <text:h text:style-name="Heading_20_3" text:outline-level="3">Současný obsah databáze</text:h>
      <text:p text:style-name="Text_20_body">Zde nabízím přehled množství stažených webových zdrojů v celoplošných sklizních. Kompletní přehledy jsou dostupné na webových stránkách projektu [17]. Mim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6"><text:bookmark text:name="top_level"/></text:p>
      <table:table table:name="Table1" table:style-name="Table1">
        <table:table-column table:style-name="Table1.A"/>
        <table:table-column table:style-name="Table1.B"/>
        <table:table-column table:style-name="Table1.C"/>
        <table:table-row>
          <table:table-cell table:style-name="Table1.A1" office:value-type="string">
            <text:p text:style-name="P14">Sklizeň</text:p>
          </table:table-cell>
          <table:table-cell table:style-name="Table1.A1" office:value-type="string">
            <text:p text:style-name="P14">Počet souborů</text:p>
          </table:table-cell>
          <table:table-cell table:style-name="Table1.A1" office:value-type="string">
            <text:p text:style-name="P14">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3">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Heading_20_3" text:outline-level="3">Creative Commons</text:h>
      <text:p text:style-name="Text_20_body">Pro zvyšování obsahu WebArchivu je zásadní licence Creative Commons<text:note text:id="ftn7" text:note-class="footnote"><text:note-citation>7</text:note-citation><text:note-body><text:p text:style-name="Footnote">Webové stránky projektu dostupné na: http://creativecommons.org/</text:p></text:note-body></text:note>. Jedná se o mezinárodní licenční standard, pomocí kterého může autor elektronického díla poskytnout své dílo k užití jiným osobám. [18]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text:soft-page-break/>Autor značí zdroj značkou Creative Commons a uživatel v okamžiku kdy použije dílo vstupuje automaticky do smlouvy. Majitel díla navíc přesně určí jak se s jeho dílem smí nakládat. [19]</text:p>
      <text:p text:style-name="Text_20_body">Sledování podmínek užití licence Creative Commons je jedna z velmi důležitých úkolů WebArchivu. [20] K velké změně došlo v roce 2009, kdy se Česká republika přidala k zemím s lokalizovanou verzí licence<text:note text:id="ftn8" text:note-class="footnote"><text:note-citation>8</text:note-citation><text:note-body><text:p text:style-name="Footnote">Webové stránky lokalizovaného projektu: http://www.creativecommons.cz/</text:p></text:note-body></text:note>. [21] WebArchiv na svých stránkách přímo poskytuje návod<text:note text:id="ftn9" text:note-class="footnote"><text:note-citation>9</text:note-citation><text:note-body><text:p text:style-name="Footnote">Návod pro přidání webové stránky pod licenci Creative Commons dostupný na: http://www.webarchiv.cz/cc2</text:p></text:note-body></text:note> jak může majitel webového zdroje přidat svůj web pod licenci Creative Commons a samozřejmě podporuje informovanost o licenci Creative Commons.</text:p>
      <text:h text:style-name="Heading_20_3" text:outline-level="3">Partneři projektu</text:h>
      <text:p text:style-name="P12">Hlavní partneři projektu WebArchiv jsou[22]:</text:p>
      <text:list xml:id="list69045907" text:continue-numbering="true" text:style-name="List_20_1">
        <text:list-item>
          <text:p text:style-name="P25">Moravská zemská knihovna<text:note text:id="ftn10" text:note-class="footnote"><text:note-citation>10</text:note-citation><text:note-body><text:p text:style-name="Footnote">Bližší informace dostupné na: http://www.mzk.cz</text:p></text:note-body></text:note> – provádí výzkum, má za úkol <text:tab/>zveřejňovat výsledky výzkumu a publikuje informaci o projektu. Jejím <text:tab/>zřizovatelem je Ministerstvo kultury ČR.</text:p>
        </text:list-item>
        <text:list-item>
          <text:p text:style-name="P25">UVT Masarykovy univerzity<text:note text:id="ftn11" text:note-class="footnote"><text:note-citation>11</text:note-citation><text:note-body><text:p text:style-name="Footnote">Bližší informace dostupné na http://www.muni.cz/ics</text:p></text:note-body></text:note> – zabývá se výzkumem v oboru <text:tab/>digitálních knihoven, zpracování a uchování multimédií. </text:p>
        </text:list-item>
        <text:list-item>
          <text:p text:style-name="P25">CZ.NIC<text:note text:id="ftn12" text:note-class="footnote"><text:note-citation>12</text:note-citation><text:note-body><text:p text:style-name="Footnote">Bližší informace dostupnost na http://www.nic.cz/</text:p></text:note-body></text:note> – Poskytuje WebArchivu seznam domén pro celoplošné <text:tab/>sklizně v rámci domény CZ.</text:p>
        </text:list-item>
      </text:list>
      <text:h text:style-name="Heading_20_3" text:outline-level="3">Nasmlouvané webové zdroje</text:h>
      <text:p text:style-name="Text_20_body">Mimo licence Creative Commons má WebArchiv uzavřené smlouvy s autori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text:soft-page-break/>mít webové stránky uložené do budoucna pod hlavičkou zachování českého kulturního dědictví. [23]</text:p>
      <text:p text:style-name="Text_20_body">V současné době má WebArchiv uzavřené smlouvy se zhruba 2932 autory webových stránek v prostředí domény CZ. Bližší informace o smlouvách jsou samozřejmě k dohledání na stránkách projektu<text:note text:id="ftn13" text:note-class="footnote"><text:note-citation>13</text:note-citation><text:note-body><text:p text:style-name="Footnote">Přehled smluv dostupný na: http://www.webarchiv.cz/partneri</text:p></text:note-body></text:note>. [24]</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 </text:span><text:span text:style-name="T8">[25] O politice přijímání nových zdrojů více v části práce věnující se kritériím sklizní.</text:span></text:p>
      <text:h text:style-name="Heading_20_3" text:outline-level="3">Internet Archive</text:h>
      <text:p text:style-name="Text_20_body">Internet Archive se zabývá řešením několika projektů související s archivováním webových zdrojů a uchováváním digitálních dokumentů. Jde o neziskovou organizaci sídlící ve městě San Francisco.</text:p>
      <text:p text:style-name="Text_20_body">Mezi projekty organizace patří například nástroj WayBack, který využívá i WebArchiv, Open Library, který má za cíl archivovat knihy. Kompletní seznam projektů týmu Internet Archive je k dohledání na webu<text:note text:id="ftn14" text:note-class="footnote"><text:note-citation>14</text:note-citation><text:note-body><text:p text:style-name="Footnote">Projekty prováděné organizací Internet Archive dostupné na: http://www.archive.org/projects/</text:p></text:note-body></text:note>.</text:p>
      <text:p text:style-name="Text_20_body">Je nasnadě, že spolupráce řešitelů projektu WebArchiv s týmem Internet Archive je velmi důležitá. Například z hlediska získávání zkušeností, technologií a informací. </text:p>
      <text:p text:style-name="Text_20_body">Projekty spolupracují i při vyhledávání webových zdrojů. Vyhledávání ve WebArchivu je přímo napojeno na možnost vyhledávat webové zdroje v databázi Internet Archive.</text:p>
      <text:h text:style-name="P22" text:outline-level="2">Dostupnost informací</text:h>
      <text:p text:style-name="Text_20_body">O projektu WebArchiv se lze dočíst na stránkách Národní digitální knihovny<text:note text:id="ftn15" text:note-class="footnote"><text:note-citation>15</text:note-citation><text:note-body><text:p text:style-name="Footnote">Webové stránky Národní digitání knihovny dostupné na: http://www.ndk.cz/webarchiv</text:p></text:note-body></text:note>, která projekt řeší a samozřejmě na stránkách WebArchivu<text:note text:id="ftn16" text:note-class="footnote"><text:note-citation>16</text:note-citation><text:note-body><text:p text:style-name="Footnote">Webové stránky WebArchivu dostupné na: http://www.webarchiv.cz</text:p></text:note-body></text:note>. K nalezení jsou jak tiskové zprávy, z kterých jsem čerpal při popisování stavu projektu, jeho cílech a záměrech, tak další dokumenty<text:note text:id="ftn17" text:note-class="footnote"><text:note-citation>17</text:note-citation><text:note-body><text:p text:style-name="Footnote">Dokumenty týkající se WebArchivu dostupné na: http://www.webarchiv.cz/dokumenty/</text:p></text:note-body></text:note> – práce, které byli na toto téma již publikovány, informační letáky, příspěvky z konferencí. Popisem diplomových prací na téma WebArchiv se věnuji v příslušné části této práce.</text:p>
      <text:p text:style-name="Text_20_body">Řešitelé se samozřejmě věnují i tomu aby WebArchiv vešel do povědomí veřejnosti. Řešitelé vystupují na konferencích, účastní se konferencí týkajících se 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9">Projektem WebArchiv se také intenzivně zajímá například Elektronický časopis o informační společnosti – Ikaros</text:span><text:span text:style-name="T9"><text:note text:id="ftn18" text:note-class="footnote"><text:note-citation>18</text:note-citation><text:note-body><text:p text:style-name="Footnote">Elektronický časopis dostupný na: http://www.ikaros.cz/</text:p></text:note-body></text:note></text:span><text:span text:style-name="T9">.</text:span></text:p>
      <text:p text:style-name="P8">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text:note text:id="ftn19" text:note-class="footnote"><text:note-citation>19</text:note-citation><text:note-body><text:p text:style-name="Footnote">Webové stránky Národní digitální knihovny dostupné na: http://www.ndk.cz/narodni-dk</text:p></text:note-body></text:note> nelze nalézt prakticky žádné informace.</text:p>
      <text:h text:style-name="P22" text:outline-level="2">Kritéria výběru webových zdrojů</text:h>
      <text:p text:style-name="P8">Při sklízení webových zdrojů se WebArchiv řídí předem stanovenými kriterii. Pravidelně se provádí několik druhů sklízí. Jedná se o plošnou sklizeň webových zdrojů na doméně CZ a o výběrové sklizně.</text:p>
      <text:p text:style-name="P8">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 - harvesting</text:h>
      <text:p text:style-name="Text_20_body">Plošná archivace [26] má za cíl archivovat co největší počet bohemikálních webových zdrojů. Harvesting není náročný na filtrování a výběr sklízených zdrojů. Hlavní podmínkou pro plošnou sklizeň je doména webového zdroje. Typicky se jedná 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3" text:outline-level="3">Výběrový přístup – konspekt</text:h>
      <text:p text:style-name="Text_20_body">Výběrový přístup [27] bere oproti plošné ohled na více parametrů. Zdroje jsou <text:soft-page-break/>řazeny v tematických okruzích, těch není prozatím mnoho, jsou jednoduše přehledné. Přehled oborů sklizených v rámci konspektu je dostupný na stránkách WebArchivu<text:note text:id="ftn20" text:note-class="footnote"><text:note-citation>20</text:note-citation><text:note-body><text:p text:style-name="Footnote">Přehled konspektů dostupný na: http://www.webarchiv.cz/konspekt/</text:p></text:note-body></text:note>.</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3" text:outline-level="3">Tematické sbírky</text:h>
      <text:p text:style-name="Text_20_body">Poslední přístup, který je využíván se orientuje na monotematické webové zdroje. [28] Kritéria výběru jsou opět podobná jako u předchozích typů sklizní. Bohužel těchto, dle mého názoru, informačně velmi hodnotný sklizní je veřejně dostupných pouze devět<text:note text:id="ftn21" text:note-class="footnote"><text:note-citation>21</text:note-citation><text:note-body><text:p text:style-name="Footnote">http://www.webarchiv.cz/tematicke_sbirky/</text:p></text:note-body></text:note>. Jedná se například o sbírku na téma: Výročí obsazení Československa 1968, České předsednictví EU, Prezidentské volby 2008.</text:p>
      <text:h text:style-name="P22"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h>
      <text:p text:style-name="Text_20_body">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Dále se zabývá právním rámcem archivace webových zdrojů.</text:p>
      <text:p text:style-name="Text_20_body">Analyzuje používané nástroje. Konkrétně nástroj Heritrix, WayBack a AutoContractMarker. Následně analyzuje WA Admin. Výsledkem analýzy je popis jeho nedostatků. Zejména má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Nástroj neumožňuje provádět akce, které jsou potřeba v Českém prostředí – přikládání smluv. Druhý nástroj, který připadá v úvahu, je Web Curator Tool vyvinutý národními knihovnami Velké Británie a Nového Zélandu. Ten také zamítá, protože pracovní postupy, které jsou v něm implementovány, jsou odlišné od postupů WebArchivu.</text:p>
      <text:p text:style-name="Text_20_body">Rozhodne se vytvořit vlastní nástroj. Tomu předchází nejdříve analýza případů užití – stávajících pracovních postupů. Závěrečná část diplomové práce se zabývá návrhem a implementací nástroje WA Admin v2. Nástroj WA ADMIN v2 je v současné době užíván týmem WebArchivu. [29]</text:p>
      <text:h text:style-name="Heading_20_3" text:outline-level="3"><text:span text:style-name="Strong_20_Emphasis">Identifikace a omezení přístupu k "nevhodným" stránkám ve webovém archivu</text:span></text:h>
      <text:p text:style-name="Text_20_body"><text:span text:style-name="Strong_20_Emphasis"><text:span text:style-name="T6">Autorem bakalářské práce je Filip Kusalík, který ji dokončil v roce 2009. Cílem bylo vytvořit nástroj, který identifikuje webové zdroje v archivu, jenž podle zákona není </text:span></text:span><text:soft-page-break/><text:span text:style-name="Strong_20_Emphasis"><text:span text:style-name="T6">možné uchovávat. Autor ve své práci provede návrh nástroje a také ho implementuje. Výsledný nástroj se nazývá ImpEval, je implementovaný v programovacím jazyce Java a je v současné době nasazen v běžném provozu. [30]</text:span></text:span></text:p>
      <text:h text:style-name="Heading_20_3" text:outline-level="3"><text:span text:style-name="Strong_20_Emphasis">Rozpoznání a archivace českého webu mimo národní doménu</text:span></text:h>
      <text:p text:style-name="Text_20_body"><text:span text:style-name="Strong_20_Emphasis"><text:span text:style-name="T6">Bakalářskou práci vypracoval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autor provádí analýzu používaných nástrojů, se kterými bude muset WebAnalyzer spolupracovat. Zbytek práce je věnován analýze a návrhu WebAnalyzer. Řešitel musel navrhnout jak samotnou aplikaci, tak způsob její integrace do ostatních nástrojů. Autor při řešení práce kladl důraz na modularitu a flexibilitu nástroje a na jeho vývoji pokračoval i po dokončení bakalářské práce. [31]</text:span></text:span></text:p>
      <text:h text:style-name="Heading_20_3" text:outline-level="3"><text:span text:style-name="Strong_20_Emphasis">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možné aplikaci na WebArchiv, konstruuje datový model nástroje a následně nástroj implementuje. [32]</text:p>
      <text:h text:style-name="Heading_20_3" text:outline-level="3"><text:span text:style-name="Strong_20_Emphasis">Bibliografický popis elektronických online zdrojů v zahraniční a domácí katalogizační praxi</text:span></text:h>
      <text:p text:style-name="Text_20_body"><text:span text:style-name="Strong_20_Emphasis"><text:span text:style-name="T6">Lenka Jelínková diplomovou práci dokončila v roce 2006. Podává podrobný přehled vývoje popisu elektronických online zdrojů v Čechách i v zahraničí v 90. letech 20. století. Důraz dává na projekty, které vývoj popisu umožnili či formovaly.</text:span></text:span></text:p>
      <text:p text:style-name="Text_20_body"><text:soft-page-break/><text:span text:style-name="Strong_20_Emphasis"><text:span text:style-name="T6">Věnuje se standardu MARC 21 pro popis elektronických online zdrojů. Následně analyzuje katalogizační praxi v Národní knihovně ČR, respektive katalogizační praxi v projektu WebArchiv. Hlavní část práce představuje podrobná analýza příkladů popisu elektronických zdrojů.</text:span></text:span></text:p>
      <text:p text:style-name="Text_20_body"><text:span text:style-name="Strong_20_Emphasis"><text:span text:style-name="T6">Práce byla pro WebArchiv cenná především jako studie správného popisu elektronických online zdrojů. Řešitelé díky ní měli přesný návod jak správně online zdroje popisovat. [33]</text:span></text:span></text:p>
      <text:h text:style-name="Heading_20_3" text:outline-level="3"><text:span text:style-name="Strong_20_Emphasis">Zpřístupnění archivu českého webu</text:span></text:h>
      <text:p text:style-name="Text_20_body"><text:span text:style-name="Strong_20_Emphasis"><text:span text:style-name="T6">Diplomovou práci obhájil v roce 2006 Lukáš Matějka. Jejím výstupem byl nástroj WA-CZ. Nástroj umožňuje průběžnou sklizeň a indexaci stažených webových zdrojů. </text:span></text:span>Autor v práci podává přehled archivačních formátů, používaných archivačních nástrojů, nástrojů pro zpřístupnění a mapuje vývoj projektu. Podává návrh aplikace a následně představuje svojí implementaci. Práce byla implementována v jazyce Java a začleněna mezi ostatní nástroje. [34]</text:p>
      <text:h text:style-name="Heading_20_3" text:outline-level="3"><text:span text:style-name="Strong_20_Emphasis">Strategie archivace elektronických online zdrojů a politika jejich výběru do digitálního archivu (se zaměřením na český systém WebArchiv)</text:span></text:h>
      <text:p text:style-name="Text_20_body">Jedná se o první diplomovou práci na téma WebArchiv. Autorka Markéta Škodová ji dokončila v roce 2005. V práci se zabývá strategií archivace elektronických zdrojů. V práci vydává doporučení strategie pro WebArchiv. Když si uvědomíme, že WebArchiv provádí sklizně od roku 2001, je zajímavé, že tato doporučení jsou formulována až v roce 2005.</text:p>
      <text:p text:style-name="Text_20_body">Autorka zabývá problematikou archivace obecně. Vysvětluje proces archivace a zabývá se jeho jednotlivými částmi. Řešitelka dále zkoumá dostupné metody archivace, výsledkem výzkumu je návrh řešení pro WebArchiv.</text:p>
      <text:p text:style-name="Text_20_body">V hlavní části práce klade autorka důraz na politiku přijímání elektronických zdrojů do archivu, přesněji řečeno kritérii výběru elektronických zdrojů. Výsledkem analýzy je návrh politiky přijímání zdrojů pro WebArchiv. Součástí návrhů jsou například tématické sbírky a konspekt. [35]</text:p>
      <text:h text:style-name="P22" text:outline-level="2">Nástroje související s projektem WebArchiv</text:h>
      <text:h text:style-name="Heading_20_3" text:outline-level="3">APACHE TOMCAT</text:h>
      <text:p text:style-name="Text_20_body">Apache Tomcat<text:note text:id="ftn22" text:note-class="footnote"><text:note-citation>22</text:note-citation><text:note-body><text:p text:style-name="Footnote">Webové stránky projektu: http://tomcat.apache.org/</text:p></text:note-body></text:note> jsem používal na svém počítači při práci na cvičných sklizních. Jedná se o kvalitní a dobře použitelný virtuální server.</text:p>
      <text:h text:style-name="Heading_20_3" text:outline-level="3">ARCRetriever</text:h>
      <text:p text:style-name="P8"><text:span text:style-name="T4">„Arcretriever je modul pro dodání dokumentu, jenž je součástí systému WERA. Java web aplikace na základe jména archivního souboru a pozice (offsetu) zobrazuje dokumenty vrácené z archivu.“</text:span><text:span text:style-name="T8"> [36] </text:span>Tento nástroj byl používán ve WebArchivu v kombinaci s nástrojem WERA a NutchWAX.</text:p>
      <text:h text:style-name="Heading_20_3" text:outline-level="3">DeDuplicator</text:h>
      <text:p text:style-name="Text_20_body">Jedná se o modul programu Heritrix, který má na starost zachytávání duplicitních souborů v rámci série sklizní. Modul<text:span text:style-name="T14"> vyvíjí</text:span><text:span text:style-name="T12"> National and University Library of Iceland a je volně dostupný</text:span><text:span text:style-name="T12"><text:note text:id="ftn23" text:note-class="footnote"><text:note-citation>23</text:note-citation><text:note-body><text:p text:style-name="Footnote">http://deduplicator.sourceforge.net/</text:p></text:note-body></text:note></text:span><text:span text:style-name="T12"> ke stažení. Nástroj byl poprvé nasazen při sklizni v roce 2010, funguje tak, že kontroluje duplicitu archivovaných souborů, které mají jiný mimetype než html/text.</text:span></text:p>
      <text:h text:style-name="Heading_20_3" text:outline-level="3">Generátor URN</text:h>
      <text:p text:style-name="Text_20_body">Nástroj dostupný na stránkách projektu WebArchivu<text:note text:id="ftn24" text:note-class="footnote"><text:note-citation>24</text:note-citation><text:note-body><text:p text:style-name="Footnote">Nástroj dostupný na: http://www.webarchiv.cz/generator/dc_generator.php</text:p></text:note-body></text:note>. Slouží ke generování Dublin Core Metadata Element Set k zadané URL adrese. Nástroj byl vytvořen pracovníky WebArchivu.</text:p>
      <text:h text:style-name="Heading_20_3" text:outline-level="3">HERITRIX</text:h>
      <text:p text:style-name="Text_20_body">Nástroj Heritrix využívá WebArchiv přímo v provozu na sklizně webových zdrojů. Používal jsem ho při cvičných sklizních. Nástroj umožňuje široké množství možností pro konfiguraci parametrů sklizně. Jedná se například o maximální objem stažených dat, ale i o nastavení procházení webové stránky při jejím stahování. Jsou <text:soft-page-break/>pro něj vytvářeny i moduly, které doplňují jeho funkcionalitu. Nástroj je volně dostupný ke stažení<text:note text:id="ftn25" text:note-class="footnote"><text:note-citation>25</text:note-citation><text:note-body><text:p text:style-name="Footnote">Webové stránky projektu Heritrix dostupné na: http://crawler.archive.org/ </text:p></text:note-body></text:note>. Je to jeden z nejpoužívanějších crawlerů.</text:p>
      <text:p text:style-name="Text_20_body">Po spuštění nástroj prohledává určitou webovou adresu a stahuje dokumenty, které na ní nalezne. Vše ukládá do formátu arc (a nově i do formátu warc) a následně komprimuje nástrojem GZip. WebArchiv preferuje soubory s velikostí 100MB. Uživatel může během probíhající sklizně sledovat jejich průběh, Heritrix nabízí širokou paletu možností jak lze procházet sklizené soubory a filtrovat si v jejich seznamech. Samozřejmě podává i statistiku sklizeného zdroje.</text:p>
      <text:h text:style-name="Heading_20_3" text:outline-level="3">ImpEval </text:h>
      <text:p text:style-name="Text_20_body">Nástroj vytvořený v rámci bakalářské práce vypracované <text:span text:style-name="Strong_20_Emphasis"><text:span text:style-name="T6">Filipem Kusalíkem v roce 2009 s názvem Identifikace a omezení přístupu k „nevhodným“ stránkám ve webovém archivu</text:span></text:span><text:span text:style-name="Strong_20_Emphasis"><text:span text:style-name="T6"><text:note text:id="ftn26" text:note-class="footnote"><text:note-citation>26</text:note-citation><text:note-body><text:p text:style-name="Footnote">Práce dostupná na: http://is.muni.cz/th/172849/fi_b/</text:p></text:note-body></text:note></text:span></text:span><text:span text:style-name="Strong_20_Emphasis"><text:span text:style-name="T6">. Tento nástroj identifikuje webové zdroje v archivu, které podle zákona není možno uchovávat. Nástroj je v současné době používán v běžném provozu WebArchivu.</text:span></text:span></text:p>
      <text:h text:style-name="Heading_20_3" text:outline-level="3">NutchWAX</text:h>
      <text:p text:style-name="Text_20_body">Tento nástroj používá WebArchiv pro fulltextové vyhledávání ve svém archivu. Je napojen na nástroj WayBack, který nenabízí možnost fulltextového vyhledávání v archivu. Nástroj byl v projektu WebArchiv používán v kombinaci s nástroji WERA a ARCRetriever.</text:p>
      <text:p text:style-name="P9">NutchWAX je součást projektu<text:note text:id="ftn27" text:note-class="footnote"><text:note-citation>27</text:note-citation><text:note-body><text:p text:style-name="Footnote">Webové stránky projektu NutchWAX dostupné na: http://archive-access.sourceforge.net/projects/nutch/</text:p></text:note-body></text:note> Nutch1. Nutch je projekt, který zahrnuje nástroje pro archivaci a vyhledávání webových zdrojů včetně práce s arc soubory. Dá se říci, že Nutch nabízí komplexní řešení archivace webových zdrojů.</text:p>
      <text:h text:style-name="Heading_20_3" text:outline-level="3">WA ADMIN</text:h>
      <text:p text:style-name="P10"><text:span text:style-name="T13">V roce 2009 realizoval Adam Brokeš WA Admin v2 v rámci své bakalářské práce </text:span><text:soft-page-break/><text:span text:style-name="T13">s názvem Systém pro správu procesu archivace webových informačních zdrojů</text:span><text:span text:style-name="T13"><text:note text:id="ftn28" text:note-class="footnote"><text:note-citation>28</text:note-citation><text:note-body><text:p text:style-name="Footnote">Práce dostupná na: http://is.muni.cz/th/173018/fi_b/</text:p></text:note-body></text:note></text:span><text:span text:style-name="T13">. WA Admin v2 nahradil nástroj vytvořený Lukášem Matějkou a stejně jako WA Admin sloužil pro </text:span><text:span text:style-name="T10">správu zdrojů, vydavatelů </text:span><text:span text:style-name="T10">a smluv WebArchivu. </text:span></text:p>
      <text:h text:style-name="Heading_20_3" text:outline-level="3">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29" text:note-class="footnote"><text:note-citation>29</text:note-citation><text:note-body><text:p text:style-name="Footnote">Práce dostupná na: http://is.muni.cz/th/49968/fi_m</text:p></text:note-body></text:note></text:span></text:span><text:span text:style-name="T3">.</text:span><text:span text:style-name="T2"> Nástroj sloužil pro průběžnou sklizeň a indexaci stažených webových zdrojů. Podrobněji se nástrojem zabývám </text:span><text:span text:style-name="T2">v kapitole, která se týká starších prací.</text:span></text:p>
      <text:h text:style-name="Heading_20_3" text:outline-level="3">WAYBACK</text:h>
      <text:p text:style-name="Text_20_body">Wayback je nástroj pro vyhledávání dokumentů v archivech. WebArchiv ho používá v běžném provozu. Je volně dostupný<text:note text:id="ftn30" text:note-class="footnote"><text:note-citation>30</text:note-citation><text:note-body><text:p text:style-name="Footnote">Webové stránky projektu wayback dostupné na: http://archive-access.sourceforge.net/projects/wayback/</text:p></text:note-body></text:note> na internetu. </text:p>
      <text:p text:style-name="Text_20_body">Používal jsem ho pro prohlížení mnou stažených webových zdrojů pomocí virtuálního serveru Apache Tomcat. Pro vyhledávání v archivu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e. Umožňuje jejich zobrazení podle data jejich archivace. Nabízí procházení jednotlivých verzí.</text:p>
      <text:h text:style-name="Heading_20_3" text:outline-level="3">WebAnalyzer</text:h>
      <text:p text:style-name="Text_20_body"><text:span text:style-name="T6">Nástroj, který pro WebArchiv vytvořil Ivan Vlček v rámci své bakalářské práce s názvem </text:span><text:span text:style-name="Strong_20_Emphasis"><text:span text:style-name="T6">Rozpoznání a archivace českého webu mimo národní doménu</text:span></text:span><text:span text:style-name="Strong_20_Emphasis"><text:span text:style-name="T6"><text:note text:id="ftn31" text:note-class="footnote"><text:note-citation>31</text:note-citation><text:note-body><text:p text:style-name="Footnote">Práce dostupná na: http://is.muni.cz/th/172585/fi_b/</text:p></text:note-body></text:note></text:span></text:span><text:span text:style-name="T6"> v roce 2008</text:span><text:span text:style-name="Strong_20_Emphasis"><text:span text:style-name="T6">. Nástroj se v současné době používá.</text:span></text:span></text:p>
      <text:h text:style-name="Heading_20_3" text:outline-level="3"><text:soft-page-break/>Web Curator Tool</text:h>
      <text:p text:style-name="P10"><text:span text:style-name="T13">Nástroj vyvinutý</text:span><text:span text:style-name="T13"><text:note text:id="ftn32" text:note-class="footnote"><text:note-citation>32</text:note-citation><text:note-body><text:p text:style-name="Footnote">Webové stránky projektu WCT dostupné na: http://webcurator.sourceforge.net/</text:p></text:note-body></text:note></text:span><text:span text:style-name="T13"> v roce 2006</text:span><text:span text:style-name="T11"> National Library of New Zealand a The British Library. Nástroj slouží k řízení a stahování webových zdrojů. Stejně jako Dánský NetarchiveSuite používá Heritrix, na rozdíl od NetarchiveSuite je Heritrix jeho součástí.</text:span></text:p>
      <text:h text:style-name="P19" text:outline-level="1">Archivační formáty</text:h>
      <text:h text:style-name="Heading_20_2" text:outline-level="2">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v posledních letech přesahuje desítky miliónů)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a využívá se i formát warc. Formát warc je nejnovější a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ve formátu arc do formátu warc.</text:p>
      <text:p text:style-name="Text_20_body">V následující kapitole představím podrobněji archivační formáty a ukáži jejich výhody a nevýhody.</text:p>
      <text:h text:style-name="P22" text:outline-level="2">Formát nedlib</text:h>
      <text:p text:style-name="Text_20_body">Archivy v tomto formátu již WebArchiv nepoužívá. Informace o něm jsou dostupné v diplomové práci Lukáše Matějky.</text:p>
      <text:h text:style-name="Heading_20_4" text:outline-level="4">Popis standardu nedlib</text:h>
      <text:p text:style-name="Text_20_body">Typický archiv obsahoval 2000 souborů. Polovinu z nich tvořily stažené soubory a druhou polovinu soubory s metadaty ke staženým souborům. Každému staženému souboru odpovídal jeden soubor s metadaty, ve kterém byly obsaženy informace o souboru – například typ souboru, velikost atd.</text:p>
      <text:p text:style-name="Text_20_body">Názve souboru uvnitř archivu odpovídal MD5 součtu příslušného souboru. Vyhledávání požadovaného souboru v archivu se realizovalo pomocí indexu s MD5 názvy souboru.</text:p>
      <text:h text:style-name="Heading_20_4" text:outline-level="4">Výhody nedlib</text:h>
      <text:list xml:id="list1587506137"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4" text:outline-level="4">Nevýhody nedlib</text:h>
      <text:list xml:id="list227513413"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4" text:outline-level="4">Užití v praxi ve WebArchivu</text:h>
      <text:p text:style-name="Text_20_body">Tento typ souboru se již nevyužívá a archivy v tomto formátu byli převedeny do formátu arc. Značná část byla ztracena při havárii úložiště. [37]</text:p>
      <text:h text:style-name="P22"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Kompletní popis užívaných souborů je k dohledání na webové stránce projektu Internet Archive popřípadě na stránkách IA Webteam JIRA<text:note text:id="ftn33" text:note-class="footnote"><text:note-citation>33</text:note-citation><text:note-body><text:p text:style-name="Footnote">Webové stránky IA Webteam JIRA dostupné na: https://webarchive.jira.com/</text:p></text:note-body></text:note>. [38] [39] Pro další informace viz též přílohy A – G.</text:p>
      <text:h text:style-name="Heading_20_4" text:outline-level="4">Výhody arc</text:h>
      <text:list xml:id="list1263905760" text:continue-numbering="true" text:style-name="List_20_1">
        <text:list-item>
          <text:p text:style-name="List_20_1">Na rozdíl od nedlib formátu je soubor dobře čitelný – soubory <text:tab/>stažených webových zdrojů jsou ukládány v archivech a členěny.</text:p>
        </text:list-item>
        <text:list-item>
          <text:p text:style-name="P27">Umožňuje vytváření kontrolních součtů archivovaných souborů. <text:tab/>Respektive v jedno volné metadatové pole je určeno pro ascii <text:tab/>checksum. V praxi se využívá md5<text:note text:id="ftn34" text:note-class="footnote"><text:note-citation>34</text:note-citation><text:note-body><text:p text:style-name="Footnote">MD5 je standardní hashovací algoritmus, které se používá například k šifrování hesel, ale i pro vytváření jednoznačných identifikátorů – kontrolních součtů – souborů. <text:span text:style-name="T2">Jelikož byli objeveny kolize šifrovací funkce, tak se od MD5 začalo v posledních letech opouštět. Toto je i jeden z důvodů proč tým WebArchivu chce přejí z ukládání stažených dokumentů z formátu arc do formátu warc.</text:span></text:p></text:note-body></text:note> kontrolních součtů.</text:p>
        </text:list-item>
      </text:list>
      <text:h text:style-name="Heading_20_4" text:outline-level="4">Nevýhody arc</text:h>
      <text:list xml:id="list238675759" text:continue-numbering="true" text:style-name="List_20_1">
        <text:list-item>
          <text:p text:style-name="List_20_1">Neumožňuje na rozdíl od warc zabránit duplicitnímu ukládání <text:tab/>dokumentů.</text:p>
        </text:list-item>
        <text:list-item>
          <text:p text:style-name="List_20_1">Neobsahují samoopravný kód – pokud se archiv poruší tak není <text:tab/>možné rekonstruovat jeho obsah. To však není dáno vlastnostmi arc <text:soft-page-break/><text:tab/>archivů, ale tím, že archivy se po vytvoření ještě komprimují <text:tab/>nástrojem GZIP.</text:p>
        </text:list-item>
        <text:list-item>
          <text:p text:style-name="List_20_1">Při načítání libovolného souboru z archivu je potřeba rozbalit celý <text:tab/>archiv – při 100MB archivech jde o velkou zbytečnou režii. Pokud <text:tab/>ovšem není vytvořen index souborů uvnitř archivu, pomocí kterého <text:tab/>se dozvíme na jaké pozici v archivu se který soubor nachází. Pak <text:tab/>není potřeba arc soubor sekvenčně procházet, ale stačí pouze otevřít <text:tab/>archiv a posunout ukazatel na správné místo [40].</text:p>
        </text:list-item>
      </text:list>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V příloze H nabízím ukázku CDX indexu pro arc soubor.</text:p>
      <text:p text:style-name="P8">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text:note text:id="ftn35" text:note-class="footnote"><text:note-citation>35</text:note-citation><text:note-body><text:p text:style-name="Footnote">Práce dostupná na: http://is.muni.cz/th/173018/fi_m/</text:p></text:note-body></text:note>.</text:p>
      <text:h text:style-name="P22" text:outline-level="2">Formát warc</text:h>
      <text:h text:style-name="Heading_20_4" text:outline-level="4">Popis standardu warc</text:h>
      <text:p text:style-name="Text_20_body">Pro mou práci je zásadní právě tento archivační formát. Jeho použití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 [41]. Tento standard byl ustanoven v roce 2009. Vývoj warc standardu ale probíhá delší dobu. První verze je popsána jíž v roce 1996. [42]</text:p>
      <text:p text:style-name="Text_20_body">Použití tohoto formátu je zatím ve většině projektů zabývajících se archivací webových zdrojů ve stádiu testovaní. Přesto ten to formát již některé standardizované nístroje používají. Například nástroj na stahování webových zdrojů Heritrix již umožňuje ukládání dat v tomto formátu.</text:p>
      <text:p text:style-name="P8">Ačkoli jsme v následujícím přehledu předvedl několik nevýhod souvisejících se zavedením formátu warc, neznamená to, že by se mělo opustit od záměru zavádět ukládání webových zdrojů v tomto formátu. Nevýhody spíše představují problémy, které doposud nebyli vyřešeny nebo se vůbec neřešili. Před tím, než se přistoupí k zavedení tohoto formátu, je potřeba se s nimi vyrovnat.</text:p>
      <text:p text:style-name="P8">V přílohách I – K nabízím vzorové soubory typu warc, vydané k definici standardu. Dále v přílohách L – N nabízím warc soubory vytvořené pomocí nástrojů pro migraci arc souborů, které jsem testoval. Také přikládám výstup z programu JHOVE2 pro jeden z warc archivů v příloze O. Pro úplnost uvádím i ukázku ISO standardu warc souboru v příloze P.</text:p>
      <text:h text:style-name="Heading_20_4" text:outline-level="4">Výhody warc</text:h>
      <text:list xml:id="list1664662505" text:continue-numbering="true" text:style-name="List_20_1">
        <text:list-item>
          <text:p text:style-name="List_20_1">Do budoucna pravděpodobně většina institucí přejde na archivaci <text:tab/>webových stránek do warc archivů. Warc tedy budou nejspíše <text:tab/>označeny za jediný univerzálně podporovaný formát.</text:p>
        </text:list-item>
        <text:list-item>
          <text:p text:style-name="List_20_1"><text:soft-page-break/>Není potřeba ukládat soubory duplicitně – pokud již soubor je <text:tab/>jednou v archivu tak se na něj ostatní odkazy přesměrují.</text:p>
        </text:list-item>
        <text:list-item>
          <text:p text:style-name="P26">Na rozdíl od arc archivů umožňují ukládat nejen http odezvy, ale <text:tab/>také původní požadavky.</text:p>
        </text:list-item>
        <text:list-item>
          <text:p text:style-name="P26">Umí pracovat s více protokoly: HTTP, FTP, NNTP a SMTP.</text:p>
        </text:list-item>
        <text:list-item>
          <text:p text:style-name="P26">Umožňují ukládat větší škálu metadat. Například je možné přidávat <text:tab/>metadata podle vlastních potřeb, což se může využít při speciálních <text:tab/>požadavcích určených vnitřní politikou ukládání souborů.</text:p>
        </text:list-item>
        <text:list-item>
          <text:p text:style-name="P26">Jedná se o současný ISO standard a bude jím s největší <text:tab/>pravděpodobností i budoucnosti.</text:p>
        </text:list-item>
        <text:list-item>
          <text:p text:style-name="P27">Nativně umožňuje kompresi dat.</text:p>
        </text:list-item>
        <text:list-item>
          <text:p text:style-name="P27"><text:span text:style-name="T8">Na rozdíl od arc formátu je možné ukládat více druhů kontrolních <text:tab/>součtů pro archivované soubory. To se dá jednoduše realizovat <text:tab/>pomocí škálovatelných polí pro metadata. Arc archivy provádí pouze <text:tab/>MD5</text:span><text:span text:style-name="T8"><text:note text:id="ftn36" text:note-class="footnote"><text:note-citation>36</text:note-citation><text:note-body><text:p text:style-name="Footnote">Popis MD5 RFC standardu dostupný na: http://www.ietf.org/rfc/rfc1321.txt</text:p></text:note-body></text:note></text:span><text:span text:style-name="T8"> kontrolní součty souborů. Na rozdíl arc archivů pracuje warc <text:tab/>formát i s SHA-1</text:span><text:span text:style-name="T8"><text:note text:id="ftn37" text:note-class="footnote"><text:note-citation>37</text:note-citation><text:note-body><text:p text:style-name="Footnote">Popis SHA1 RFC standardu dostupný na: http://tools.ietf.org/html/rfc3174</text:p></text:note-body></text:note></text:span><text:span text:style-name="T8"> hashovací funkcí pro jednoznačné určení <text:tab/>stažených dokumentů.</text:span></text:p>
        </text:list-item>
      </text:list>
      <text:h text:style-name="Heading_20_4" text:outline-level="4">Nevýhody warc</text:h>
      <text:list xml:id="list1408887665" text:continue-numbering="true" text:style-name="List_20_1">
        <text:list-item>
          <text:p text:style-name="P26">Neobsahují samoopravný kód – pokud se archiv poruší tak není <text:tab/>možné rekonstruovat jeho obsah. To však není dáno vlastnostmi arc <text:tab/>archivů, ale tím, že archivy se po vytvoření ještě komprimují <text:tab/>nástrojem GZIP.</text:p>
        </text:list-item>
        <text:list-item>
          <text:p text:style-name="P26">Doposud nebyla řešena otázka, jak využít možnost ukládání větší <text:tab/>škály <text:tab/>metadat.</text:p>
        </text:list-item>
        <text:list-item>
          <text:p text:style-name="P26">Prozatím nejsou implementovány nutné nástroje na práci s warc <text:tab/>soubory. Před jejich zavedením v projektu WebArchiv bude potřeba <text:tab/>tyto nástroje implementovat.</text:p>
        </text:list-item>
        <text:list-item>
          <text:p text:style-name="P26">Zpětná převoditelnost z warc do arc není prozatím triviálně možná. [43] <text:soft-page-break/><text:tab/>Tím pádem se nedají případné nové sklizně ve formátu warc zařadit <text:tab/>ke starým sklizním ve formátu arc.</text:p>
        </text:list-item>
        <text:list-item>
          <text:p text:style-name="P26">Převod celého archivu do formátu warc bude časově a výpočetně <text:tab/>velmi náročný a jakákoliv chyba může znamenat ztrátu dat.</text:p>
        </text:list-item>
      </text:list>
      <text:h text:style-name="Heading_20_4" text:outline-level="4">Plánované využití do budoucna</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P19" text:outline-level="1">Migrace archivu z formátu arc do formátu warc</text:h>
      <text:h text:style-name="Heading_20_2" text:outline-level="2">O migraci</text:h>
      <text:p text:style-name="P8">Převod archivovaných webových stránek do formátu warc je obecně v současnosti problém. Různé instituce používají různé formáty na ukládání webových zdrojů. Většina těchto institucí bude mít právě snahu převést uložená data do formátu warc. </text:p>
      <text:p text:style-name="P8">Tým WebArchivu se migrací prozatím příliš nezabýval. Nicméně ve světě se tím již lidé zabývají. Proto jsem se pokusil zjistit informace o migraci u pracovníků z Britské knihovny. Mojí mailovou korespondenci uvádím v příloze Q. V Britské digitální knihovně již vyzkoušel vývojový tým skript pro převod do archivního formátu warc už v roce 2009. Celkově převedli cca 4,4 TB dat </text:p>
      <text:p text:style-name="P8">O převodu, který provedli, zatím není dostatek informací. Zkušenosti pracovníků Britské knihovny, ale nejsou přímo použitelné ve WebArchivu. A to proto, že skripty, které si pro účel migrace napsali nejsou pravděpodobně jednoduše použitelné ve WebArchivu. Používali totiž jiné nástroje pro ukládání dat a práci s archivem – Web Curator Tool a PANDAS. [44]</text:p>
      <text:p text:style-name="P8">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8">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atd. Proto, pokud určitá instituce analyzuje problematiku migrace, zabývá se specifickými problémy. </text:p>
      <text:p text:style-name="P8">Proto například informace získané z Britské knihovny jsou pro WebArchiv hodnotné, ale ve skutečnosti nejsou jejich nástroje okamžitě použitelné. Pokud by je chtěli pracovníci WebArchivu využít bylo by nutné je předělat pro jejich potřeby. <text:soft-page-break/>Zkušenosti jiných řešitelů jsou však velmi cenné.</text:p>
      <text:h text:style-name="P22" text:outline-level="2">Má vlastní migrace</text:h>
      <text:p text:style-name="Text_20_body">Migraci realizuji pomocí nastroje WARCTOOLS. První překážka před kterou budu stát je zvolení správného nástroj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čnostmi formátů arc a warc.</text:p>
      <text:p text:style-name="P7">(rozvedu)</text:p>
      <text:h text:style-name="P22" text:outline-level="2">Použité nástroje</text:h>
      <text:h text:style-name="P21" text:outline-level="3">JHOVE</text:h>
      <text:p text:style-name="P8">Tento program slouží k identifikaci a validaci souborů. Program disponuje množstvím modulů pro rozpoznávání formátů souborů. Je však již zastaralý a proto jsem pro svou práci používal jeho novější verzi: JHove2. Nástroj je stále vyvíjen a dostupný k volnému stažení<text:note text:id="ftn38" text:note-class="footnote"><text:note-citation>38</text:note-citation><text:note-body><text:p text:style-name="Footnote">Webové stránky projektu JHOVE dostupné na: http://sourceforge.net/projects/jhove/</text:p></text:note-body></text:note>. V příloze F je dostupná ukázka výstupu programu JHOVE pro arc soubor.</text:p>
      <text:h text:style-name="P21" text:outline-level="3">JHOVE2</text:h>
      <text:p text:style-name="Text_20_body"><text:span text:style-name="T2">Program je novější verzí již zmíněného programu JHOVE. Slouží k validaci a identifikaci souborů. Program je vyvíjen v mnoha variantách</text:span><text:span text:style-name="T2"><text:note text:id="ftn39" text:note-class="footnote"><text:note-citation>39</text:note-citation><text:note-body><text:p text:style-name="Footnote">Přehled různých variant projektu JHOVE2 dostupný na: https://bitbucket.org/jhove2/main/descendants</text:p></text:note-body></text:note></text:span><text:span text:style-name="T2"><text:note text:id="ftn40" text:note-class="footnote"><text:note-citation>40</text:note-citation><text:note-body><text:p text:style-name="Footnote">Distribuované verzovací systémy umožňují při vývoji projektu v určitém checkpointu rozdělit zdrojový kód na dvě části (forky) a pracovat na nich nezávisle.</text:p></text:note-body></text:note></text:span><text:span text:style-name="T2"> – v rámci distribuovaného verzovacího systému Mercurial na serveru www.bitbucket.com. V příloze G a O je ukázka výstupu z nástroje pro arc a warc soubor.</text:span></text:p>
      <text:p text:style-name="P8">Protože je JHOVE2 vyvíjen mnoha lidmi, vznikají různé verze tohoto programu se specifickými druhy přidané funkcionality. Pro mé účely jsem použil oficiální verzi<text:note text:id="ftn41" text:note-class="footnote"><text:note-citation>41</text:note-citation><text:note-body><text:p text:style-name="Footnote">Webová stránka projektu JHOVE2 dostupná na: https://bitbucket.org/jhove2/</text:p></text:note-body></text:note> a dále speciální verzi<text:note text:id="ftn42" text:note-class="footnote"><text:note-citation>42</text:note-citation><text:note-body><text:p text:style-name="Footnote">Webová stránka projektu JHOVE2-BNF dostupná na: <text:s/><text:span text:style-name="T2">https://bitbucket.org/lbihanic/jhove2-bnf/overview</text:span></text:p></text:note-body></text:note>, která má zásuvný modul pro analýzu arc souborů.</text:p>
      <text:p text:style-name="P8">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text:p>
      <text:p text:style-name="P8">Pro tyto účely bylo potřeba použít níže zmíněný nástoj Jpype, který umožňuje efektivně spouštět Java aplikace v rámci skriptů v jazyce Python – nástroje warctools jsou psány právě v programovacím jazyce Python. </text:p>
      <text:p text:style-name="P8"><text:soft-page-break/>Program bylo třeba předělat. Jelikož byl napsán tak, že nešel vícenásobně spouštět. Proto bylo potřeba při analýze každého souboru inicializovat znova Javu. To je, ale časově náročná akce, která vzhledem k tomu, že v archivech je velké množství souborů neúměrně zvyšuje režii převodu.</text:p>
      <text:p text:style-name="P8">Program jsem upravil tak, že jsem přidal dodatečné metody, které umožňují opakované spuštění v rámci warctools.</text:p>
      <text:p text:style-name="P7">(přiložím ukázku původní třídy JHOVE2CommandLine a pak upravené soubory)</text:p>
      <text:p text:style-name="P7">(rozvedu, vysvětlit javu, balíky atd atd.)</text:p>
      <text:h text:style-name="Heading_20_3" text:outline-level="3">JPyp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p text:style-name="Text_20_body">Nástroj umožňuje nastartování Java Virtual Machine uvnitř těla Python skriptu a práci s určitou Java aplikací. Nástroj je dostupný volně ke stažení na weobových stránkách<text:note text:id="ftn43" text:note-class="footnote"><text:note-citation>43</text:note-citation><text:note-body><text:p text:style-name="Footnote"><text:s/>Dostupný na: <text:a xlink:type="simple" xlink:href="http://jpype.sourceforge.net/">http://jpype.sourceforge.net/</text:a></text:p></text:note-body></text:note> jeho vývojářů.</text:p>
      <text:h text:style-name="Heading_20_3" text:outline-level="3">WARC-TOOLS</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4" text:note-class="footnote"><text:note-citation>44</text:note-citation><text:note-body><text:p text:style-name="Footnote"><text:s/>http://code.google.com/p/warc-tools/</text:p></text:note-body></text:note>. Autoři tohoto nástroje nyní pracují na nástroji, který z něj vychází. Jedná se o nástroj WARC-TOOLS / hanzo, o kterém pojednávám v následující <text:soft-page-break/>kapitole.</text:p>
      <text:list xml:id="list1893762073" text:continue-numbering="true" text:style-name="List_20_1">
        <text:list-item>
          <text:p text:style-name="List_20_1">Při převodu arc archivu do nového warc archivu přibalí <text:tab/>i archivované soubory.</text:p>
        </text:list-item>
      </text:list>
      <text:p text:style-name="P7">(rozvedu)</text:p>
      <text:h text:style-name="Heading_20_3" text:outline-level="3">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 Nástroj je dostupný na webu<text:note text:id="ftn45" text:note-class="footnote"><text:note-citation>45</text:note-citation><text:note-body><text:p text:style-name="Footnote">http://code.hanzoarchives.com/warc-tools/wiki/Home</text:p></text:note-body></text:note>.</text:p>
      <text:list xml:id="list1686969590" text:continue-numbering="true" text:style-name="List_20_1">
        <text:list-item>
          <text:p text:style-name="List_20_1">Nepřevádí arc celý – převede jen textovou část, ale nepřibalí <text:tab/>archivované soubory.</text:p>
        </text:list-item>
        <text:list-item>
          <text:p text:style-name="List_20_1">Po otestování na zkušebním vzorku je warc soubor, totožný se <text:tab/>souborem z kpk09.</text:p>
        </text:list-item>
      </text:list>
      <text:p text:style-name="P7">(rozvedu)</text:p>
      <text:h text:style-name="Heading_20_3" text:outline-level="3">WARC-TOOLS / kpk09</text:h>
      <text:p text:style-name="Text_20_body">Třetí mnou testovaný nástroj na určený pro migraci arc souborů do warc souborů. Jedná se o projekt, který je vyvíjen na původním kódu WARC-TOOLS / hanzo. Také je samozřejmě dostupný na webu<text:note text:id="ftn46" text:note-class="footnote"><text:note-citation>46</text:note-citation><text:note-body><text:p text:style-name="Footnote">https://bitbucket.org/kpk09/warc-tools/wiki/Home</text:p></text:note-body></text:note>.</text:p>
      <text:list xml:id="list74024760" text:continue-numbering="true" text:style-name="List_20_1">
        <text:list-item>
          <text:p text:style-name="List_20_1">Nepřevádí arc celý – převede jen textovou část, ale nepřibalí <text:tab/>archivované soubory.</text:p>
        </text:list-item>
        <text:list-item>
          <text:p text:style-name="List_20_1">Po otestování na zkušebním vzorku je warc soubor, totožný se <text:tab/>souborem z hanzo.</text:p>
        </text:list-item>
      </text:list>
      <text:p text:style-name="P7">(rozvedu)</text:p>
      <text:h text:style-name="P22" text:outline-level="2">Převod</text:h>
      <text:p text:style-name="P7">Každý warc a i arc jsem projel JHOVEM a mám tam výpisy</text:p>
      <text:h text:style-name="P16" text:outline-level="1"><text:span text:style-name="T1">POUŽITO </text:span>Mám ARC 1s </text:h>
      <text:h text:style-name="P16" text:outline-level="1"><text:span text:style-name="T1">POUŽITO </text:span>CDX index arcu 1s </text:h>
      <text:h text:style-name="P16" text:outline-level="1">Každým nástrojem jsem udělal warc a zkoušel warcdumpy.:</text:h>
      <text:h text:style-name="P16" text:outline-level="1"><text:tab/><text:tab/>Warctools 3s – neumi dump arcsouboru</text:h>
      <text:h text:style-name="P16" text:outline-level="1"><text:tab/><text:tab/>Hanzo 4s</text:h>
      <text:h text:style-name="P16" text:outline-level="1"><text:tab/><text:tab/>KPK09 4s</text:h>
      <text:h text:style-name="P19" text:outline-level="1">Závěr</text:h>
      <text:h text:style-name="P19" text:outline-level="1">Seznam literatury</text:h>
      <text:p text:style-name="seznam_20_literatury">[1] http://www.webarchiv.cz/</text:p>
      <text:p text:style-name="seznam_20_literatury">[2] http://www.webarchiv.cz/wainfo/</text:p>
      <text:p text:style-name="seznam_20_literatury">[3] http://www.webarchiv.cz/</text:p>
      <text:p text:style-name="seznam_20_literatury">[4] http://www.webarchiv.cz/dokumenty/</text:p>
      <text:p text:style-name="seznam_20_literatury">[5] Oficiální zpráva http://www.webarchiv.cz/files/dokumenty/zpravy/zprava2000.pdf</text:p>
      <text:p text:style-name="seznam_20_literatury">[6] Oficiální zpráva http://www.webarchiv.cz/files/dokumenty/zpravy/zprava2001/zprava2001.pdf</text:p>
      <text:p text:style-name="seznam_20_literatury">[7] Oficiální zpráva http://www.webarchiv.cz/files/dokumenty/zpravy/zprava2002.pdf</text:p>
      <text:p text:style-name="seznam_20_literatury">[8] Oficiální zpráva http://webarchiv.cz/files/dokumenty/zpravy/Zamer2004Zpravatextrev.doc</text:p>
      <text:p text:style-name="seznam_20_literatury">[9] Oficiální zpráva http://webarchiv.cz/files/dokumenty/zpravy/Zamer2005Zpravatext.doc</text:p>
      <text:p text:style-name="seznam_20_literatury">[10] Oficiální zpráva http://webarchiv.cz/files/dokumenty/zpravy/zprava-VaV_2006-final.rtf</text:p>
      <text:p text:style-name="seznam_20_literatury">[11] Zpráva o havárii dostupná pouze pracovníkům WebArchivu, na serveru GoogleDocs: https://docs.google.com/Doc?docid=0AbRV47jJIQggZG5qOHJtZF8yNmRjanM1dg&amp;hl=cs</text:p>
      <text:p text:style-name="seznam_20_literatury">[12] Oficiální zpráva http://webarchiv.cz/files/dokumenty/zpravy/zprava2007.pdf</text:p>
      <text:p text:style-name="seznam_20_literatury">[13] Oficiální zpráva http://www.webarchiv.cz/files/dokumenty/zpravy/zprava2008.pdf</text:p>
      <text:p text:style-name="seznam_20_literatury">[14] Zpráva dostupná pouze pracovníkům WebArchivu, na serveru GoogleDocs: https://docs.google.com/Doc?docid=0AbRV47jJIQggZG5qOHJtZF80NngybjZ3aGY&amp;hl=cs</text:p>
      <text:p text:style-name="seznam_20_literatury">[15] Zpráva dostupná pouze pracovníkům WebArchivu, na serveru GoogleDocs: https://docs.google.com/Doc?docid=0AbRV47jJIQggZG5qOHJtZF8xOGZ4YzNoamRy&amp;hl=cs</text:p>
      <text:p text:style-name="seznam_20_literatury">[16] Zpráva dostupná pouze pracovníkům WebArchivu, na serveru GoogleDocs: https://docs.google.com/Doc?docid=0AbRV47jJIQggZG5qOHJtZF8xN2Q2cnpxcmZm&amp;hl=cs</text:p>
      <text:p text:style-name="seznam_20_literatury">[17] http://www.webarchiv.cz/celoplosne-sklizne/</text:p>
      <text:p text:style-name="seznam_20_literatury"><text:soft-page-break/>[18] http://www.webarchiv.cz/ccinfo/</text:p>
      <text:p text:style-name="seznam_20_literatury">[19] http://www.ikaros.cz/node/4612</text:p>
      <text:p text:style-name="seznam_20_literatury">[20] http://www.creativecommons.cz/wp-content/uploads/dp_petr_jansa_komplet_xmp.pdf</text:p>
      <text:p text:style-name="seznam_20_literatury">[21] http://www.webarchiv.cz/ccinfo/</text:p>
      <text:p text:style-name="seznam_20_literatury">[22] http://www.webarchiv.cz/partneri-projektu/</text:p>
      <text:p text:style-name="seznam_20_literatury">[23] http://www.webarchiv.cz/vydavatele/</text:p>
      <text:p text:style-name="seznam_20_literatury">[24] http://www.webarchiv.cz/partneri</text:p>
      <text:p text:style-name="seznam_20_literatury">[25] http://www.webarchiv.cz/formular-url/</text:p>
      <text:p text:style-name="seznam_20_literatury">[26] http://www.webarchiv.cz/kriteria/</text:p>
      <text:p text:style-name="seznam_20_literatury">[27] http://www.webarchiv.cz/kriteria/</text:p>
      <text:p text:style-name="seznam_20_literatury">[28] http://www.webarchiv.cz/kriteria/</text:p>
      <text:p text:style-name="seznam_20_literatury">[29] Práce dostupná na: http://is.muni.cz/th/173018/fi_b/</text:p>
      <text:p text:style-name="seznam_20_literatury">[30] Práce dostupná na: http://is.muni.cz/th/172849/fi_b/</text:p>
      <text:p text:style-name="seznam_20_literatury">[31] Práce dostupná na: http://is.muni.cz/th/172585/fi_b/</text:p>
      <text:p text:style-name="seznam_20_literatury">[32] Práce dostupná na: http://is.muni.cz/th/98989/fi_b</text:p>
      <text:p text:style-name="seznam_20_literatury">[33] Práce dostupná na: http://www.webarchiv.cz/files/dokumenty/ostatni/DPjelinkova2006.pdf</text:p>
      <text:p text:style-name="seznam_20_literatury">[34] Práce dostupná na: http://is.muni.cz/th/49968/fi_m</text:p>
      <text:p text:style-name="seznam_20_literatury">[35] Práce dostupná na: http://www.webarchiv.cz/files/dokumenty/zpravy/skodova.doc</text:p>
      <text:p text:style-name="seznam_20_literatury">[36] http://is.muni.cz/th/49968/fi_m</text:p>
      <text:p text:style-name="seznam_20_literatury">[37] http://is.muni.cz/th/49968/fi_m</text:p>
      <text:p text:style-name="seznam_20_literatury">[38] http://www.archive.org/web/researcher/ArcFileFormat.php</text:p>
      <text:p text:style-name="seznam_20_literatury">[39] https://webarchive.jira.com/wiki/display/Heritrix/ARC+File+Format</text:p>
      <text:p text:style-name="seznam_20_literatury">[40] http://is.muni.cz/th/49968/fi_m, STR 14</text:p>
      <text:p text:style-name="seznam_20_literatury">[41] ISO standard dostupný za poplatek http://www.iso.org/iso/iso_catalogue/catalogue_tc/catalogue_detail.htm?csnumber=44717. </text:p>
      <text:p text:style-name="seznam_20_literatury">[42] http://bibnum.bnf.fr/WARC/</text:p>
      <text:p text:style-name="seznam_20_literatury">[43] https://webarchive.jira.com/wiki/display/Heritrix/ARC+to+WARC+%28to+ARC<text:soft-page-break/>%29</text:p>
      <text:p text:style-name="seznam_20_literatury">[44] Přlího Q: Mailová korespondence s pracovníky Britské knihovny</text:p>
      <text:p text:style-name="textove_20_prilohy_20_komentar">[45]</text:p>
      <text:p text:style-name="textove_20_prilohy_20_komentar">[46]</text:p>
      <text:p text:style-name="textove_20_prilohy_20_komentar">[47]</text:p>
      <text:p text:style-name="textove_20_prilohy_20_komentar">[48]</text:p>
      <text:p text:style-name="textove_20_prilohy_20_komentar">[49]</text:p>
      <text:p text:style-name="textove_20_prilohy_20_komentar">[50]</text:p>
      <text:p text:style-name="textove_20_prilohy_20_komentar">[51]</text:p>
      <text:p text:style-name="P7">(Tady mám zatím jen nástřely toho co čtu – abych se na to nezapomněl podívat)</text:p>
      <text:p text:style-name="textove_20_prilohy_20_komentar"/>
      <text:p text:style-name="Standard">Masanès, Julien (Ed.): Web Archiving. Berlin, Heidelberg, Springer-Verlag, 2006.</text:p>
      <text:p text:style-name="Standard"/>
      <text:p text:style-name="Standard"/>
      <text:p text:style-name="Standard"><text:a xlink:type="simple" xlink:href="http://liwa-project.eu/index.php/about/">http://liwa-project.eu/index.php/about/</text:a></text:p>
      <text:p text:style-name="Standard"><text:a xlink:type="simple" xlink:href="http://netpreserve.org/about/mission.php">http://netpreserve.org/about/mission.php</text:a></text:p>
      <text:p text:style-name="Standard"><text:a xlink:type="simple" xlink:href="http://www.ikaros.cz/node/1638">http://www.ikaros.cz/node/1638</text:a></text:p>
      <text:p text:style-name="Standard"><text:a xlink:type="simple" xlink:href="http://raptor.webarchiv.cz:8000/trac/wiki/WikiStart">http://raptor.webarchiv.cz:8000/trac/wiki/WikiStart</text:a></text:p>
      <text:h text:style-name="P19" text:outline-level="1">Přílohy</text:h>
      <text:h text:style-name="Heading_20_2" text:outline-level="2">A. Gramatika arc souboru</text:h>
      <text:p text:style-name="textové_20_přílohy">arc_file == &lt;version_block&gt;&lt;rest_of_arc_file&gt;</text:p>
      <text:p text:style-name="textové_20_přílohy">version_block == See definition below</text:p>
      <text:p text:style-name="textové_20_přílohy">rest_of_arc_file == &lt;doc&gt;|&lt;doc&gt;&lt;rest_of_arc_file&gt;</text:p>
      <text:p text:style-name="textové_20_přílohy">doc == &lt;nl&gt;&lt;URL-record&gt;&lt;nl&gt;&lt;network_doc&gt;</text:p>
      <text:p text:style-name="textové_20_přílohy">URL-record == See definition below</text:p>
      <text:p text:style-name="textové_20_přílohy">network_doc == whatever the protocol returned</text:p>
      <text:p text:style-name="textové_20_přílohy">nl == Unix-newline-delimiter</text:p>
      <text:p text:style-name="textové_20_přílohy">sp == ' ' (ascii space) comma is inappropriate because it can be in an URL.</text:p>
      <text:h text:style-name="Heading_20_2" text:outline-level="2">B. Arc version block verze 2</text:h>
      <text:p text:style-name="textove_20_prilohy_20_komentar">version-number == integer in ascii </text:p>
      <text:p text:style-name="textove_20_prilohy_20_komentar">reserved == string with no white space </text:p>
      <text:p text:style-name="textove_20_prilohy_20_komentar">origin-code == Name of gathering organization with no white space </text:p>
      <text:p text:style-name="textove_20_prilohy_20_komentar">URL-record-definition == names of fields in URL records</text:p>
      <text:p text:style-name="textové_20_přílohy">version-2-block == filedesc://&lt;path&gt;&lt;sp&gt;&lt;ip_address&gt;&lt;sp&gt;&lt;date&gt;&lt;sp&gt;text/plain&lt;sp&gt;200&lt;sp&gt; </text:p>
      <text:p text:style-name="textové_20_přílohy">-&lt;sp&gt;-&lt;sp&gt;0&lt;sp&gt;&lt;filename&gt;&lt;sp&gt;&lt;length&gt;&lt;nl&gt; </text:p>
      <text:p text:style-name="textové_20_přílohy">2&lt;sp&gt;&lt;reserved&gt;&lt;sp&gt;&lt;origin-code&gt;&lt;nl&gt; </text:p>
      <text:p text:style-name="textové_20_přílohy">URL&lt;sp&gt;IP-address&lt;sp&gt;Archive-date&lt;sp&gt;Content-type&lt;sp&gt;Result-code&lt;sp&gt;Checksum&lt;sp&gt;Location&lt;sp&gt; Offset&lt;sp&gt;Filename&lt;sp&gt;Archive-length&lt;nl&gt; </text:p>
      <text:p text:style-name="textové_20_přílohy">&lt;nl&gt; </text:p>
      <text:h text:style-name="Heading_20_2" text:outline-level="2">C. Arc url record verze 2</text:h>
      <text:p text:style-name="textove_20_prilohy_20_komentar">url == ascii URL string (e.g., "http://www.alexa.com:80/") </text:p>
      <text:p text:style-name="textove_20_prilohy_20_komentar">ip_address == dotted-quad (eg 192.216.46.98 or 0.0.0.0) </text:p>
      <text:p text:style-name="textove_20_prilohy_20_komentar">archive-date == date archived </text:p>
      <text:p text:style-name="textove_20_prilohy_20_komentar">content-type == "no-type"|MIME type of data (e.g., "text/html") </text:p>
      <text:p text:style-name="textove_20_prilohy_20_komentar">length == ascii representation of size of network doc in bytes </text:p>
      <text:p text:style-name="textove_20_prilohy_20_komentar">date == YYYYMMDDhhmmss (Greenwich Mean Time) </text:p>
      <text:p text:style-name="textove_20_prilohy_20_komentar">result-code == result code or response code, (e.g. 200 or 302) </text:p>
      <text:p text:style-name="textove_20_prilohy_20_komentar">checksum == ascii representation of a checksum of the data. The specifics of the checksum are implementation specific. </text:p>
      <text:p text:style-name="textove_20_prilohy_20_komentar">location == "-"|url of re-direct </text:p>
      <text:p text:style-name="textove_20_prilohy_20_komentar">offset == offset in bytes from beginning of file to beginning of URL-record </text:p>
      <text:p text:style-name="textove_20_prilohy_20_komentar">filename == name of arc file</text:p>
      <text:p text:style-name="textové_20_přílohy">URL-record-v2 == &lt;url&gt;&lt;sp&gt; </text:p>
      <text:p text:style-name="textové_20_přílohy">&lt;ip-address&gt;&lt;sp&gt; </text:p>
      <text:p text:style-name="textové_20_přílohy"><text:soft-page-break/>&lt;archive-date&gt;&lt;sp&gt; </text:p>
      <text:p text:style-name="textové_20_přílohy">&lt;content-type&gt;&lt;sp&gt; </text:p>
      <text:p text:style-name="textové_20_přílohy">&lt;result-code&gt;&lt;sp&gt; </text:p>
      <text:p text:style-name="textové_20_přílohy">&lt;checksum&gt;&lt;sp&gt; </text:p>
      <text:p text:style-name="textové_20_přílohy">&lt;location&gt;&lt;sp&gt; </text:p>
      <text:p text:style-name="textové_20_přílohy">&lt;offset&gt;&lt;sp&gt; </text:p>
      <text:p text:style-name="textové_20_přílohy">&lt;filename&gt;&lt;sp&gt; </text:p>
      <text:p text:style-name="textové_20_přílohy">&lt;length&gt;&lt;nl&gt; </text:p>
      <text:h text:style-name="Heading_20_2" text:outline-level="2">D. Příklad arc souboru verze 2</text:h>
      <text:p text:style-name="textové_20_přílohy">filedesc://IA-001102.arc 0.0.0.0 19960923142103 text/plain 200 - - 0 </text:p>
      <text:p text:style-name="textové_20_přílohy">IA-001102.arc 122 </text:p>
      <text:p text:style-name="textové_20_přílohy">2 0 Alexa Internet </text:p>
      <text:p text:style-name="textové_20_přílohy">URL IP-address Archive-date Content-type Result-code Checksum </text:p>
      <text:p text:style-name="textové_20_přílohy">Location Offset Filename Archive-length </text:p>
      <text:p text:style-name="textové_20_přílohy">http://www.dryswamp.edu:80/index.html 127.10.100.2 19961104142103 </text:p>
      <text:p text:style-name="textové_20_přílohy">text/html 200 fac069150613fe55599cc7fa88aa089d - 209 IA-001102.arc 202 </text:p>
      <text:p text:style-name="textové_20_přílohy">HTTP/1.0 200 Document follows </text:p>
      <text:p text:style-name="textové_20_přílohy">Date: Mon, 04 Nov 1996 14:21:06 GMT </text:p>
      <text:p text:style-name="textové_20_přílohy">Server: NCSA/1.4.1 </text:p>
      <text:p text:style-name="textové_20_přílohy">Content-type: text/html Last-modified: Sat,10 Aug 1996 22:33:11 GMT </text:p>
      <text:p text:style-name="textové_20_přílohy">Content-length: 30 </text:p>
      <text:p text:style-name="textové_20_přílohy">&lt;HTML&gt; </text:p>
      <text:p text:style-name="textové_20_přílohy">Hello World!!! </text:p>
      <text:p text:style-name="textové_20_přílohy">&lt;/HTML&gt;</text:p>
      <text:h text:style-name="Heading_20_2" text:outline-level="2">E. Arc soubor vytvořený pomocí crawleru Heritrix</text:h>
      <text:p text:style-name="textove_20_prilohy_20_komentar">Soubor je dostupný jako elektronická příloha bakalářské práce pod názvem IAH-20110905093545-00000-kovar-laptop-8090.arc.gz.</text:p>
      <text:h text:style-name="Heading_20_2" text:outline-level="2">F. Výstup z programu JHOVE pro přiložený arc soubor</text:h>
      <text:p text:style-name="textove_20_prilohy_20_komentar">Výstup pro soubor dostupný jako elektronická příloha bakalářské práce pod názvem IAH-20110905093545-00000-kovar-laptop-8090.arc.gz.</text:p>
      <text:p text:style-name="textové_20_přílohy">Jhove (Rel. 1.6, 2011-01-04) </text:p>
      <text:p text:style-name="textové_20_přílohy">Date: 2011-09-05 15:14:13 CEST </text:p>
      <text:p text:style-name="textové_20_přílohy">RepresentationInformation: ./IAH-20110905093545-00000-kovar-laptop-8090.arc.gz </text:p>
      <text:p text:style-name="textové_20_přílohy"><text:s text:c="2"/>ReportingModule: BYTESTREAM, Rel. 1.3 (2007-04-10) </text:p>
      <text:p text:style-name="textové_20_přílohy"><text:s text:c="2"/>LastModified: 2011-09-05 12:40:13 CEST </text:p>
      <text:p text:style-name="textové_20_přílohy"><text:s text:c="2"/>Size: 74389018 </text:p>
      <text:p text:style-name="textové_20_přílohy"><text:soft-page-break/><text:s text:c="2"/>Format: bytestream </text:p>
      <text:p text:style-name="textové_20_přílohy"><text:s text:c="2"/>Status: Well-Formed and valid </text:p>
      <text:p text:style-name="textové_20_přílohy"><text:s text:c="2"/>MIMEtype: application/octet-stream </text:p>
      <text:h text:style-name="Heading_20_2" text:outline-level="2">G. Výstup z programu JHOVE2 pro přiložený arc soubor</text:h>
      <text:p text:style-name="textove_20_prilohy_20_komentar">Soubor je dostupný jako elektronická příloha bakalářské práce pod názvem IAH-20110905093545-00000-kovar-laptop-8090.arc.gz_jhove2output.xml.</text:p>
      <text:h text:style-name="Heading_20_2" text:outline-level="2">H. Ukázka CDX indexu pro arc soubor</text:h>
      <text:p text:style-name="textove_20_prilohy_20_komentar">Celý CDX soubor je dostupný jako elektronická příloha bakalářské práce pod názvem index.cdx.</text:p>
      <text:p text:style-name="textové_20_přílohy">127.0.0.1/amk_new/ 20110905093547 http://127.0.0.1/amk_new/ text/html 200 O5DWG2NMAMAAW7JSGZE3BQ64J7VWCYO3 - - 1056 IAH-20110905093545-00000-kovar-laptop-8090.arc.gz </text:p>
      <text:p text:style-name="textové_20_přílohy">127.0.0.1/amk_new/administrace.php 20110905093710 http://127.0.0.1/amk_new/administrace.php text/html 200 VU7IP3IZ5B5AFN3W4KJ5GYMFDXIPCOHH - - 6542994 IAH-20110905093545-00000-kovar-laptop-8090.arc.gz </text:p>
      <text:p text:style-name="textové_20_přílohy">127.0.0.1/amk_new/css/style.css 20110905093549 http://127.0.0.1/amk_new/css/style.css text/css 200 UNJYNYSN3CGVNBPHQXBMM3DSNMH2K5R4 - - 4979 IAH-20110905093545-00000-kovar-laptop-8090.arc.gz </text:p>
      <text:p text:style-name="textové_20_přílohy">127.0.0.1/amk_new/css/style-print.css 20110905093551 http://127.0.0.1/amk_new/css/style-print.css text/css 200 KPOV6UAGQ7NLORLWROHYWVOYI7EGISMH - - 7052 IAH-20110905093545-00000-kovar-laptop-8090.arc.gz </text:p>
      <text:p text:style-name="textové_20_přílohy">127.0.0.1/amk_new/favicon.ico 20110905093553 http://127.0.0.1/amk_new/favicon.ico text/html 404 NG54R3G5AQUDPVORCYARJCVCZA3BEMYH - - 7770 IAH-20110905093545-00000-kovar-laptop-8090.arc.gz </text:p>
      <text:p text:style-name="textové_20_přílohy">127.0.0.1/amk_new/fotogalerie/10_4_05/10.jpg 20110905103437 http://127.0.0.1/amk_new/fotogalerie/10_4_05/10.jpg image/jpeg 200 IAJOPBPAS7SKS4VI3KZFCPXBDDC3XJDZ - - 56117318 IAH-20110905093545-00000-kovar-laptop-8090.arc.gz </text:p>
      <text:h text:style-name="Heading_20_2" text:outline-level="2">I. Warc metadata record</text:h>
      <text:p text:style-name="textové_20_přílohy">WARC/1.0 </text:p>
      <text:p text:style-name="textové_20_přílohy">WARC-Type: metadata </text:p>
      <text:p text:style-name="textové_20_přílohy">WARC-Target-URI: http://www.archive.org/images/logoc.jpg </text:p>
      <text:p text:style-name="textové_20_přílohy">WARC-Date: 2006-09-19T17:20:24Z </text:p>
      <text:p text:style-name="textové_20_přílohy">WARC-Record-ID: &lt;urn:uuid:16da6da0-bcdc-49c3-927e-57494593b943&gt; </text:p>
      <text:p text:style-name="textové_20_přílohy">WARC-Concurrent-To: &lt;urn:uuid:92283950-ef2f-4d72-b224-f54c6ec90bb0&gt; </text:p>
      <text:p text:style-name="textové_20_přílohy">Content-Type: application/warc-fields </text:p>
      <text:p text:style-name="textové_20_přílohy">WARC-Block-Digest: sha1:VXT4AF5BBZVHDYKNC2CSM8TEAWDB6CH8 </text:p>
      <text:p text:style-name="textové_20_přílohy">Content-Length: 59 </text:p>
      <text:p text:style-name="textové_20_přílohy">© ISO 2006 — All rights reserved </text:p>
      <text:p text:style-name="textové_20_přílohy"><text:soft-page-break/>23 </text:p>
      <text:p text:style-name="textové_20_přílohy">IS0 28500 </text:p>
      <text:p text:style-name="textové_20_přílohy">via: http://www.archive.org/ </text:p>
      <text:p text:style-name="textové_20_přílohy">hopsFromSeed: E </text:p>
      <text:p text:style-name="textové_20_přílohy">fetchTimeMs: 565 </text:p>
      <text:h text:style-name="Heading_20_2" text:outline-level="2">J. Warc request record</text:h>
      <text:p text:style-name="textové_20_přílohy">WARC/1.0 </text:p>
      <text:p text:style-name="textové_20_přílohy">WARC-Type: request </text:p>
      <text:p text:style-name="textové_20_přílohy">WARC-Target-URI: http://www.archive.org/images/logoc.jpg </text:p>
      <text:p text:style-name="textové_20_přílohy">WARC-Warcinfo-ID: &lt;urn:uuid:d7ae5c10-e6b3-4d27-967d-34780c58ba39&gt; </text:p>
      <text:p text:style-name="textové_20_přílohy">WARC-Date: 2006-09-19T17:20:24Z </text:p>
      <text:p text:style-name="textové_20_přílohy">Content-Length: 236 </text:p>
      <text:p text:style-name="textové_20_přílohy">WARC-Record-ID: &lt;urn:uuid:4885803b-eebd-4b27-a090-144450c11594&gt; </text:p>
      <text:p text:style-name="textové_20_přílohy">Content-Type: application/http;msgtype=request </text:p>
      <text:p text:style-name="textové_20_přílohy">WARC-Concurrent-To: &lt;urn:uuid:92283950-ef2f-4d72-b224-f54c6ec90bb0&gt; </text:p>
      <text:p text:style-name="textové_20_přílohy">GET /images/logoc.jpg HTTP/1.0 </text:p>
      <text:p text:style-name="textové_20_přílohy">User-Agent: Mozilla/5.0 (compatible; heritrix/1.10.0) </text:p>
      <text:p text:style-name="textové_20_přílohy">From: stack@example.org </text:p>
      <text:p text:style-name="textové_20_přílohy">Connection: close </text:p>
      <text:p text:style-name="textové_20_přílohy">Referer: http://www.archive.org/ </text:p>
      <text:p text:style-name="textové_20_přílohy">Host: www.archive.org </text:p>
      <text:p text:style-name="textové_20_přílohy">Cookie: PHPSESSID=009d7bb11022f80605aa87e18224d824 </text:p>
      <text:h text:style-name="Heading_20_2" text:outline-level="2">K. Warc warcinfo record</text:h>
      <text:p text:style-name="textové_20_přílohy">WARC/1.0 </text:p>
      <text:p text:style-name="textové_20_přílohy">WARC-Type: warcinfo </text:p>
      <text:p text:style-name="textové_20_přílohy">WARC-Date: 2006-09-19T17:20:14Z </text:p>
      <text:p text:style-name="textové_20_přílohy">WARC-Record-ID: &lt;urn:uuid:d7ae5c10-e6b3-4d27-967d-34780c58ba39&gt; </text:p>
      <text:p text:style-name="textové_20_přílohy">Content-Type: application/warc-fields </text:p>
      <text:p text:style-name="textové_20_přílohy">Content-Length: 381 </text:p>
      <text:p text:style-name="textové_20_přílohy">software: Heritrix 1.12.0 http://crawler.archive.org </text:p>
      <text:p text:style-name="textové_20_přílohy">hostname: crawling017.archive.org </text:p>
      <text:p text:style-name="textové_20_přílohy">ip: 207.241.227.234 </text:p>
      <text:p text:style-name="textové_20_přílohy">isPartOf: testcrawl-20050708 </text:p>
      <text:p text:style-name="textové_20_přílohy">description: testcrawl with WARC output </text:p>
      <text:p text:style-name="textové_20_přílohy">operator: IA_Admin </text:p>
      <text:p text:style-name="textové_20_přílohy">http-header-user-agent: </text:p>
      <text:p text:style-name="textové_20_přílohy">Mozilla/5.0 (compatible; heritrix/1.4.0 +http://crawler.archive.org) </text:p>
      <text:p text:style-name="textové_20_přílohy"><text:soft-page-break/>format: WARC file version 1.0 </text:p>
      <text:p text:style-name="textové_20_přílohy">conformsTo: </text:p>
      <text:p text:style-name="textové_20_přílohy">http://www.archive.org/documents/WarcFileFormat-1.0.html </text:p>
      <text:h text:style-name="Heading_20_2" text:outline-level="2">L. Warc soubor vytvořený z přiloženého arc souboru pomocí nástroje WARC-TOOLS</text:h>
      <text:p text:style-name="textove_20_prilohy_20_komentar">Soubor je dostupný jako elektronická příloha bakalářské práce pod názvem WARCTOOLS_IAH-20110905093545-00000-kovar-laptop-8090.warc.gz.</text:p>
      <text:h text:style-name="Heading_20_2" text:outline-level="2">M. Warc soubor vytvořený z přiloženého arc souboru pomocí nástroje WARC-TOOLS / hanzo</text:h>
      <text:p text:style-name="textove_20_prilohy_20_komentar">Soubor je dostupný jako elektronická příloha bakalářské práce pod názvem HANZO_IAH-20110905093545-00000-kovar-laptop-8090.warc.gz.</text:p>
      <text:h text:style-name="Heading_20_2" text:outline-level="2">N. Warc soubor vytvořený z přiloženého arc souboru pomocí nástroje WARC-TOOLS / kpk09</text:h>
      <text:p text:style-name="textove_20_prilohy_20_komentar">Soubor je dostupný jako elektronická příloha bakalářské práce pod názvem KPK09_IAH-20110905093545-00000-kovar-laptop-8090.warc.gz.</text:p>
      <text:h text:style-name="Heading_20_2" text:outline-level="2">O. Výstup z programu JHOVE2 pro přiložený warc soubor</text:h>
      <text:p text:style-name="textove_20_prilohy_20_komentar">Soubor je dostupný jako elektronická příloha bakalářské práce pod názvem WARCTOOLS_IAH-20110905093545-00000-kovar-laptop-8090.warc.gz_jhove2output.xml. Jde o výstup pro testovací warc archiv s názvem WARCTOOLS_IAH-20110905093545-00000-kovar-laptop-8090.warc.gz.</text:p>
      <text:h text:style-name="Heading_20_2" text:outline-level="2">P. Popis standardu WARC</text:h>
      <text:p text:style-name="textove_20_prilohy_20_komentar">Soubor je dostupný jako elektronická příloha bakalářské práce pod názvem WARC_Guidelines_v1.pdf. Nejdedná se o oficiální ISO standard, ale o poslední dostupnou specifikaci z roku 2009. Současný standard je dostupný za poplatek na webových stránkách International Organization for Standardization.</text:p>
      <text:h text:style-name="Heading_20_2" text:outline-level="2">Q. Mailová korespondence s pracovníky British library</text:h>
      <text:p text:style-name="textove_20_prilohy_20_komentar">Soubor je dostupný jako elektronická příloha bakalářské práce. Pod názvem british_library_mail1 jsou informace, které dostal Ing. Libor Coufal. Pod názvem british_library_mail2 jsou informace, které psali přímo mě.</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0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paragraph-properties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9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line-height="150%" fo:text-align="start" style:justify-single-word="false" style:page-number="auto"/>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margin-left="0mm" fo:margin-right="0mm" fo:text-indent="0mm" style:auto-text-indent="false"/>
    </style:style>
    <style:style style:name="MP2"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4.99mm" fo:margin-bottom="30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Nástroje pro migraci webového archivu<text:tab/><text:tab/>Martin Prokop</text:p>
      </style:header>
      <style:footer>
        <text:p text:style-name="MP2">– <text:page-number text:select-page="current"/>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2-18T01:24:57</dc:date>
    <dc:creator>Martin Prokop</dc:creator>
    <meta:editing-duration>P3DT14H16M12S</meta:editing-duration>
    <meta:editing-cycles>1840</meta:editing-cycles>
    <meta:document-statistic meta:table-count="1" meta:image-count="0" meta:object-count="0" meta:page-count="49" meta:paragraph-count="592" meta:word-count="8334" meta:character-count="61953" meta:non-whitespace-character-count="54124"/>
  </office:meta>
</office:document-meta>
</file>